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200000082945FDF3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887cm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04cm"/>
          <style:tab-stop style:position="3.316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93cm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57cm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2.575cm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88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905cm"/>
          <style:tab-stop style:position="3.334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5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3.104cm"/>
          <style:tab-stop style:position="3.369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1.887cm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fo:keep-with-next="always" style:writing-mode="lr-tb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>
        <style:tab-stops>
          <style:tab-stop style:position="1.88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>
        <style:tab-stops>
          <style:tab-stop style:position="1.905cm"/>
          <style:tab-stop style:position="3.334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pag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212cm" fo:margin-bottom="0.106cm" fo:line-height="100%" fo:text-align="justify" style:justify-single-word="false" fo:orphans="2" fo:widows="2" fo:text-indent="0cm" style:auto-text-indent="false" fo:break-before="auto" fo:break-after="auto" fo:keep-with-next="always" style:writing-mode="lr-tb"/>
    </style:style>
    <style:style style:name="P29" style:family="paragraph" style:parent-style-name="Standard">
      <style:paragraph-properties fo:margin-left="0cm" fo:margin-right="0cm" fo:margin-top="0.212cm" fo:margin-bottom="0.106cm" fo:line-height="100%" fo:text-align="justify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212cm" fo:margin-bottom="0.106cm" fo:line-height="10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423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.12cm" fo:margin-top="0.071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2.002cm"/>
        </style:tab-stops>
      </style:paragraph-properties>
    </style:style>
    <style:style style:name="P34" style:family="paragraph" style:parent-style-name="Standard">
      <style:paragraph-properties fo:margin-left="0cm" fo:margin-right="0.635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margin-left="1.27cm" fo:margin-right="0cm" fo:margin-top="0cm" fo:margin-bottom="0cm" fo:line-height="100%" fo:text-align="justify" style:justify-single-word="false" fo:keep-together="always" fo:orphans="2" fo:widows="2" fo:text-indent="0cm" style:auto-text-indent="false" fo:break-before="auto" fo:break-after="auto" style:writing-mode="lr-tb"/>
      <style:text-properties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>
      <style:paragraph-properties fo:margin-left="1.249cm" fo:margin-right="0cm" fo:margin-top="0cm" fo:margin-bottom="0.212cm" fo:line-height="100%" fo:text-align="justify" style:justify-single-word="false" fo:keep-together="always" fo:orphans="2" fo:widows="2" fo:text-indent="1.249cm" style:auto-text-indent="false" fo:break-before="auto" fo:break-after="auto" style:writing-mode="lr-tb"/>
    </style:style>
    <style:style style:name="P37" style:family="paragraph" style:parent-style-name="Standard">
      <style:paragraph-properties fo:margin-left="1.288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3.15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9" style:family="paragraph" style:parent-style-name="Standard">
      <style:paragraph-properties fo:margin-left="3.881cm" fo:margin-right="0cm" fo:margin-top="0cm" fo:margin-bottom="0cm" fo:line-height="100%" fo:text-align="justify" style:justify-single-word="false" fo:orphans="2" fo:widows="2" fo:text-indent="-0.635cm" style:auto-text-indent="false" fo:break-before="auto" fo:break-after="auto" style:writing-mode="lr-tb">
        <style:tab-stops>
          <style:tab-stop style:position="3.898cm"/>
        </style:tab-stops>
      </style:paragraph-properties>
    </style:style>
    <style:style style:name="P40" style:family="paragraph" style:parent-style-name="Standard">
      <style:paragraph-properties fo:margin-left="3.828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3.828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2" style:family="paragraph" style:parent-style-name="Standard">
      <style:paragraph-properties fo:margin-left="1.90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3" style:family="paragraph" style:parent-style-name="Standard">
      <style:paragraph-properties fo:margin-left="1.90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1.90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1.88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1.782cm" style:auto-text-indent="false" fo:break-before="auto" fo:break-after="auto" style:writing-mode="lr-tb"/>
    </style:style>
    <style:style style:name="P47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1.782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1.782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1.782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50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51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53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1.182cm" style:auto-text-indent="false" fo:break-before="auto" fo:break-after="auto" style:writing-mode="lr-tb"/>
    </style:style>
    <style:style style:name="P54" style:family="paragraph" style:parent-style-name="Standard">
      <style:paragraph-properties fo:margin-left="0.071cm" fo:margin-right="0cm" fo:margin-top="0cm" fo:margin-bottom="0cm" fo:line-height="100%" fo:text-align="justify" style:justify-single-word="false" fo:orphans="2" fo:widows="2" fo:text-indent="1.182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55" style:family="paragraph" style:parent-style-name="Standard">
      <style:paragraph-properties fo:margin-left="1.852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56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</style:style>
    <style:style style:name="P57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58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-0.053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9" style:family="paragraph" style:parent-style-name="Standard">
      <style:paragraph-properties fo:margin-left="1.799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60" style:family="paragraph" style:parent-style-name="Standard">
      <style:paragraph-properties fo:margin-left="1.799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1" style:family="paragraph" style:parent-style-name="Standard">
      <style:paragraph-properties fo:margin-left="0.6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62" style:family="paragraph" style:parent-style-name="Standard">
      <style:paragraph-properties fo:margin-left="1.81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3" style:family="paragraph" style:parent-style-name="Standard">
      <style:paragraph-properties fo:margin-left="1.81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4" style:family="paragraph" style:parent-style-name="Standard">
      <style:paragraph-properties fo:margin-left="1.817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65" style:family="paragraph" style:parent-style-name="Standard">
      <style:paragraph-properties fo:margin-left="1.217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</style:style>
    <style:style style:name="P66" style:family="paragraph" style:parent-style-name="Standard">
      <style:paragraph-properties fo:margin-left="1.217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7" style:family="paragraph" style:parent-style-name="Standard">
      <style:paragraph-properties fo:margin-left="0.079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</style:style>
    <style:style style:name="P68" style:family="paragraph" style:parent-style-name="Standard">
      <style:paragraph-properties fo:margin-left="0.079cm" fo:margin-right="0cm" fo:margin-top="0cm" fo:margin-bottom="0.212cm" fo:line-height="10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1.27cm" style:auto-text-indent="false" fo:break-before="auto" fo:break-after="auto" fo:keep-with-next="always" style:writing-mode="lr-tb"/>
      <style:text-properties style:font-name="Arial" fo:font-size="11pt" style:font-name-asian="Arial" style:font-size-asian="11pt" style:font-name-complex="Arial" style:font-size-complex="11pt"/>
    </style:style>
    <style:style style:name="P70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71" style:family="paragraph" style:parent-style-name="Standard" style:list-style-name="LS2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72" style:family="paragraph" style:parent-style-name="Standard" style:list-style-name="LS5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7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4" style:family="paragraph" style:parent-style-name="Standard" style:list-style-name="LS4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5" style:family="paragraph" style:parent-style-name="Standard" style:list-style-name="LS5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6" style:family="paragraph" style:parent-style-name="Standard" style:list-style-name="LS1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77" style:family="paragraph" style:parent-style-name="Standard" style:master-page-name="Standard">
      <style:paragraph-properties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margin-top="0.212cm" fo:margin-bottom="0.106cm" fo:line-height="100%" fo:text-align="justify" style:justify-single-word="false" fo:orphans="2" fo:widows="2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79" style:family="paragraph" style:parent-style-name="Standard" style:list-style-name="L2">
      <style:paragraph-properties fo:margin-left="0cm" fo:margin-right="0cm" fo:margin-top="0cm" fo:margin-bottom="0.212cm" fo:line-height="100%" fo:text-align="justify" style:justify-single-word="false" fo:orphans="2" fo:widows="2" fo:text-indent="0cm" style:auto-text-indent="false" style:writing-mode="lr-tb"/>
    </style:style>
    <style:style style:name="P80" style:family="paragraph" style:parent-style-name="Standard" style:list-style-name="LS3">
      <style:paragraph-properties fo:margin-left="-0.66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81" style:family="paragraph" style:parent-style-name="Standard" style:list-style-name="LS3">
      <style:paragraph-properties fo:margin-left="-0.661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2" style:family="paragraph" style:parent-style-name="Standard">
      <style:paragraph-properties fo:margin-left="1.288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T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Arial" fo:font-style="normal" style:text-underline-style="solid" style:text-underline-width="auto" style:text-underline-color="font-color" fo:font-weight="normal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2" style:family="text">
      <style:text-properties style:font-name="Arial" fo:font-size="11pt" style:font-name-asian="Arial" style:font-size-asian="11pt" style:font-name-complex="Arial" style:font-size-complex="11pt"/>
    </style:style>
    <style:style style:name="T13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Arial" fo:font-size="11pt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T15" style:family="text">
      <style:text-properties style:font-name="Arial" style:font-name-asian="Arial" style:font-name-complex="Arial"/>
    </style:style>
    <style:style style:name="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Memória Virtual<text:line-break/>Caso de Uso: Cadastrar Bem Patrimonial</text:p>
      <text:p text:style-name="P31"/>
      <text:p text:style-name="P28"><text:span text:style-name="T3">Breve</text:span><text:span text:style-name="T3"> </text:span><text:span text:style-name="T3">Descrição</text:span></text:p>
      <text:p text:style-name="P18"><text:tab/>Este caso de uso permite que um novo bem patrimonial seja cadastrado no cache do dispositivo.</text:p>
      <text:p text:style-name="P28"><text:span text:style-name="T3">Breve</text:span><text:span text:style-name="T3"> </text:span><text:span text:style-name="T3">Descrição</text:span><text:span text:style-name="T3"> </text:span><text:span text:style-name="T3">dos</text:span><text:span text:style-name="T3"> </text:span><text:span text:style-name="T3">Atores</text:span></text:p>
      <text:p text:style-name="P69">Usuário: Pode cadastrar um novo bem patrimonial.</text:p>
      <text:p text:style-name="P28"><text:span text:style-name="T3">Pré</text:span><text:span text:style-name="T3">-</text:span><text:span text:style-name="T3">condições</text:span></text:p>
      <text:p text:style-name="P35">--</text:p>
      <text:p text:style-name="P29">Fluxo Básico de eventos</text:p>
      <text:list xml:id="list7435663980533865074" text:style-name="L1">
        <text:list-item>
          <text:p text:style-name="P78">O usuário escolhe a opção "Cadastrar novo bem patrimonial", será aberta uma nova tela com as seguintes seções para preenchimento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 text:c="11"/>- multimidia;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5"><text:span text:style-name="T5">- </text:span><text:span text:style-name="T5">Informações</text:span><text:span text:style-name="T5"> </text:span><text:span text:style-name="T5">Gerais</text:span><text:span text:style-name="T5"> </text:span><text:span text:style-name="T5">do</text:span><text:span text:style-name="T5"> </text:span><text:span text:style-name="T5">Bem</text:span><text:span text:style-name="T5"> </text:span><text:span text:style-name="T5">Patrimonial</text:span></text:p>
      <text:p text:style-name="P65"><text:span text:style-name="T5">- Autoria</text:span><text:span text:style-name="T12">;</text:span></text:p>
      <text:p text:style-name="P66">- Produção.</text:p>
      <text:p text:style-name="P66">- Descrição.</text:p>
      <text:p text:style-name="P66">- Diagnóstico e Intervenção</text:p>
      <text:p text:style-name="P66">- Condições de disponibilidade, uso e proteção</text:p>
      <text:p text:style-name="P66">- Histórico da Procedência</text:p>
      <text:p text:style-name="P66">- Assunto e Descritores</text:p>
      <text:p text:style-name="P66">- Fonte de Informação</text:p>
      <text:p text:style-name="P66">- Responsável pela Pesquisa</text:p>
      <text:p text:style-name="P66">- Relacionar com Bem Patrimonial existente</text:p>
      <text:p text:style-name="P65"><text:span text:style-name="T5">- </text:span><text:span text:style-name="T12">C</text:span><text:span text:style-name="T5">ampo “Revisado” do tipo “checkbox”. Esse campo deve ser marcado caso o bem </text:span><text:span text:style-name="T12">patrimonial</text:span><text:span text:style-name="T5"> esteja revisado e disponível para visualização.</text:span></text:p>
      <text:p text:style-name="P67"><text:span text:style-name="T5"><text:tab/> A descrição de cada seção acima, juntamente com todos os campos editáveis relacionados estão listados na </text:span><text:span text:style-name="T8">Seção I</text:span><text:span text:style-name="T5"> deste documento.</text:span></text:p>
      <text:p text:style-name="P68"/>
      <text:list xml:id="list6176948280512140473" text:style-name="L2">
        <text:list-item>
          <text:p text:style-name="P79"><text:soft-page-break/><text:span text:style-name="T5">Após preencher todos os dados desejados, o usuário confirma a operação, selecionando a opção “Salvar”.</text:span></text:p>
        </text:list-item>
        <text:list-item>
          <text:p text:style-name="P79"><text:span text:style-name="T5">O sistema Salva o registro e exibe mensagem “Bem Patrimonial cadastrado com sucesso”.</text:span></text:p>
        </text:list-item>
      </text:list>
      <text:list xml:id="list1415872392235599690" text:style-name="LS1">
        <text:list-header>
          <text:p text:style-name="P76"/>
        </text:list-header>
      </text:list>
      <text:p text:style-name="P29">Fluxos Alternativos</text:p>
      <text:p text:style-name="P30"/>
      <text:p text:style-name="P23"><text:span text:style-name="T6">Fluxo</text:span><text:span text:style-name="T6"> </text:span><text:span text:style-name="T6">Alternativo</text:span><text:span text:style-name="T6"> 1</text:span></text:p>
      <text:p text:style-name="P6"><text:span text:style-name="T4"><text:tab/></text:span><text:span text:style-name="T5">Se no </text:span><text:span text:style-name="T6">Fluxo Básico</text:span><text:span text:style-name="T5"> a qualquer momento o usuário selecionar a opção “Cancelar” O sistema informa que os dados serão perdidos e retorna à página inicial.</text:span></text:p>
      <text:p text:style-name="P20"/>
      <text:p text:style-name="P23"><text:span text:style-name="T6">Fluxo</text:span><text:span text:style-name="T6"> </text:span><text:span text:style-name="T6">Alternativo</text:span><text:span text:style-name="T6"> 2</text:span></text:p>
      <text:p text:style-name="P6"><text:span text:style-name="T5"><text:tab/></text:span><text:span text:style-name="T5">Se</text:span><text:span text:style-name="T5"> </text:span><text:span text:style-name="T5">no</text:span><text:span text:style-name="T5"> </text:span><text:span text:style-name="T5">passo</text:span><text:span text:style-name="T5"> 2 </text:span><text:span text:style-name="T5">do</text:span><text:span text:style-name="T5"> </text:span><text:span text:style-name="T5">Fluxo</text:span><text:span text:style-name="T5"> </text:span><text:span text:style-name="T5">Básico</text:span><text:span text:style-name="T5"> </text:span><text:span text:style-name="T5">o</text:span><text:span text:style-name="T5"> </text:span><text:span text:style-name="T5">catalogador</text:span><text:span text:style-name="T5"> </text:span><text:span text:style-name="T5">clica</text:span><text:span text:style-name="T5"> </text:span><text:span text:style-name="T5">em</text:span><text:span text:style-name="T5"> "</text:span><text:span text:style-name="T5">Salvar</text:span><text:span text:style-name="T5">” </text:span><text:span text:style-name="T5">sem</text:span><text:span text:style-name="T5"> </text:span><text:span text:style-name="T5">ter</text:span><text:span text:style-name="T5"> </text:span><text:span text:style-name="T5">preenchido</text:span><text:span text:style-name="T5"> </text:span><text:span text:style-name="T5">ou</text:span><text:span text:style-name="T5"> </text:span><text:span text:style-name="T5">selecionado</text:span><text:span text:style-name="T5"> </text:span><text:span text:style-name="T5">todos</text:span><text:span text:style-name="T5"> </text:span><text:span text:style-name="T5">os</text:span><text:span text:style-name="T5"> </text:span><text:span text:style-name="T5">campos</text:span><text:span text:style-name="T5"> </text:span><text:span text:style-name="T5">obrigatórios</text:span><text:span text:style-name="T5">, </text:span><text:span text:style-name="T5">então</text:span><text:span text:style-name="T5">:</text:span></text:p>
      <text:p text:style-name="P32"><text:tab/>1. O sistema exibe a mensagem:</text:p>
      <text:p text:style-name="P36"><text:span text:style-name="T5">a</text:span><text:span text:style-name="T5">. “</text:span><text:span text:style-name="T5">O</text:span><text:span text:style-name="T5"> </text:span><text:span text:style-name="T5">campo</text:span><text:span text:style-name="T5"> &lt;</text:span><text:span text:style-name="T5">nome</text:span><text:span text:style-name="T5"> </text:span><text:span text:style-name="T5">do</text:span><text:span text:style-name="T5"> </text:span><text:span text:style-name="T5">campo</text:span><text:span text:style-name="T5">&gt; </text:span><text:span text:style-name="T5">não</text:span><text:span text:style-name="T5"> </text:span><text:span text:style-name="T5">foi</text:span><text:span text:style-name="T5"> </text:span><text:span text:style-name="T5">preenchido</text:span><text:span text:style-name="T5">”;</text:span></text:p>
      <text:list xml:id="list6128819605910710107" text:style-name="LS2">
        <text:list-header>
          <text:p text:style-name="P71"><text:span text:style-name="T5">2. O</text:span><text:span text:style-name="T5"> </text:span><text:span text:style-name="T5">caso</text:span><text:span text:style-name="T5"> </text:span><text:span text:style-name="T5">de</text:span><text:span text:style-name="T5"> </text:span><text:span text:style-name="T5">uso</text:span><text:span text:style-name="T5"> </text:span><text:span text:style-name="T5">retorna</text:span><text:span text:style-name="T5"> </text:span><text:span text:style-name="T5">ao</text:span><text:span text:style-name="T5"> </text:span><text:span text:style-name="T5">passo</text:span><text:span text:style-name="T5"> 1 </text:span><text:span text:style-name="T5">do</text:span><text:span text:style-name="T5"> </text:span><text:span text:style-name="T5">fluxo</text:span><text:span text:style-name="T5"> </text:span><text:span text:style-name="T5">básico</text:span><text:span text:style-name="T5">.</text:span></text:p>
        </text:list-header>
      </text:list>
      <text:p text:style-name="P82"><text:span text:style-name="T5"/></text:p>
      <text:p text:style-name="P37"/>
      <text:p text:style-name="P28"><text:span text:style-name="T3">Pós</text:span><text:span text:style-name="T3">-</text:span><text:span text:style-name="T3">condições</text:span></text:p>
      <text:list xml:id="list3663961044022038710" text:style-name="LS3">
        <text:list-item>
          <text:list>
            <text:list-item>
              <text:p text:style-name="P80"><text:span text:style-name="T5"><text:s/>Fluxo</text:span><text:span text:style-name="T5"> </text:span><text:span text:style-name="T5">Básico</text:span><text:span text:style-name="T5">: </text:span><text:span text:style-name="T5">Um</text:span><text:span text:style-name="T5"> </text:span><text:span text:style-name="T5">novo</text:span><text:span text:style-name="T5"> </text:span><text:span text:style-name="T5">bem</text:span><text:span text:style-name="T5"> </text:span><text:span text:style-name="T5">patrimonial</text:span><text:span text:style-name="T5"> </text:span><text:span text:style-name="T5">está</text:span><text:span text:style-name="T5"> </text:span><text:span text:style-name="T5">cadastrado</text:span><text:span text:style-name="T5"> </text:span><text:span text:style-name="T12">no</text:span><text:span text:style-name="T12"> </text:span><text:span text:style-name="T12">cache</text:span><text:span text:style-name="T12"> </text:span><text:span text:style-name="T12">interno</text:span><text:span text:style-name="T12"> </text:span><text:span text:style-name="T12">do</text:span><text:span text:style-name="T12"> </text:span><text:span text:style-name="T12">celular</text:span><text:span text:style-name="T12">.</text:span></text:p>
            </text:list-item>
            <text:list-item>
              <text:p text:style-name="P80"><text:span text:style-name="T12"><text:s/>Fluxo</text:span><text:span text:style-name="T12"> </text:span><text:span text:style-name="T12">Alternativo</text:span><text:span text:style-name="T12"> 1: </text:span><text:span text:style-name="T12">Não</text:span><text:span text:style-name="T12"> </text:span><text:span text:style-name="T12">há</text:span><text:span text:style-name="T12"> </text:span><text:span text:style-name="T12">mudanças</text:span><text:span text:style-name="T12">.</text:span></text:p>
            </text:list-item>
            <text:list-item>
              <text:p text:style-name="P81"><text:s/>Fluxo Alternativo 2: O cadastro do bem patrimonial está pendente.</text:p>
            </text:list-item>
          </text:list>
        </text:list-item>
      </text:list>
      <text:p text:style-name="P27"/>
      <text:p text:style-name="P28"><text:span text:style-name="T3">Seção</text:span><text:span text:style-name="T3"> </text:span><text:span text:style-name="T3">I</text:span></text:p>
      <text:p text:style-name="P6"><text:span text:style-name="T1">E</text:span><text:span text:style-name="T5">sta seção contém atributos componentes do Padrão de Descrição da Informação referente à estrutura da base de dados do Sistema Memória Virtual.</text:span></text:p>
      <text:p text:style-name="P24"/>
      <text:p text:style-name="P24">1. Informações Gerais do Bem Patrimonial</text:p>
      <text:p text:style-name="P24"/>
      <text:p text:style-name="P13"><text:tab/>1.1 Disponibilização para acesso externo</text:p>
      <text:p text:style-name="P7"><text:span text:style-name="T5"><text:tab/><text:tab/></text:span><text:span text:style-name="T5">Tipo</text:span><text:span text:style-name="T5"> </text:span><text:span text:style-name="T5">checkbox</text:span><text:span text:style-name="T5"> – </text:span><text:span text:style-name="T5">Sim</text:span><text:span text:style-name="T5"> – </text:span><text:span text:style-name="T5">Não</text:span></text:p>
      <text:p text:style-name="P14"/>
      <text:p text:style-name="P13"><text:tab/>1.2 Natureza do Bem Patrimonial</text:p>
      <text:p text:style-name="P14"><text:tab/><text:tab/>Tipo checkbox – Imaterial – Material</text:p>
      <text:p text:style-name="P25"><text:tab/></text:p>
      <text:p text:style-name="P25"><text:tab/>1.2.1 Natureza do Bem Imaterial</text:p>
      <text:p text:style-name="P21"/>
      <text:p text:style-name="P8"><text:span text:style-name="T1"><text:tab/></text:span><text:span text:style-name="T5">Celebrações, Práticas Sociais, Rituais e Atos Festivos</text:span></text:p>
      <text:p text:style-name="P17"><text:tab/>Conhecimentos e Práticas Relacionados ao Trabalho e à Natureza</text:p>
      <text:p text:style-name="P15"><text:tab/> <text:s text:c="10"/>Técnicas Artesanais Tradicionais</text:p>
      <text:p text:style-name="P15"><text:tab/> <text:s text:c="10"/>Tradições e Expressões orais</text:p>
      <text:p text:style-name="P26"/>
      <text:p text:style-name="P26"><text:tab/>1.2.2 Natureza do Bem Material</text:p>
      <text:p text:style-name="P15"/>
      <text:p text:style-name="P9"><text:span text:style-name="T5"><text:tab/></text:span><text:span text:style-name="T12">Arqueológico</text:span></text:p>
      <text:p text:style-name="P10"><text:span text:style-name="T5"><text:tab/></text:span><text:span text:style-name="T5">Arquivístico</text:span></text:p>
      <text:p text:style-name="P10"><text:span text:style-name="T5"><text:tab/></text:span><text:span text:style-name="T5">Audiovisual</text:span></text:p>
      <text:p text:style-name="P10"><text:span text:style-name="T5"><text:tab/></text:span><text:span text:style-name="T5">Bibliográfico</text:span></text:p>
      <text:p text:style-name="P10"><text:span text:style-name="T5"><text:tab/></text:span><text:span text:style-name="T5">Edificado</text:span></text:p>
      <text:p text:style-name="P10"><text:span text:style-name="T5"><text:tab/></text:span><text:span text:style-name="T5">Móvel</text:span><text:span text:style-name="T5"> </text:span><text:span text:style-name="T5">E</text:span><text:span text:style-name="T5"> </text:span><text:span text:style-name="T5">Integrado</text:span></text:p>
      <text:p text:style-name="P10"><text:span text:style-name="T5"><text:tab/></text:span><text:span text:style-name="T5">Paisagístico</text:span></text:p>
      <text:p text:style-name="P16"/>
      <text:p text:style-name="P13"><text:tab/>1.3 Tipo do Bem Patrimonial</text:p>
      <text:p text:style-name="P13"><text:tab/>Constituído por lista em ordem alfabética, com as opções listadas na Natureza <text:tab/>do Bem Patrimonial.</text:p>
      <text:p text:style-name="P13"/>
      <text:p text:style-name="P13"><text:tab/>1.4 Número de Registro</text:p>
      <text:p text:style-name="P6"><text:span text:style-name="T5"><text:tab/>O</text:span><text:span text:style-name="T5"> </text:span><text:span text:style-name="T5">usuário</text:span><text:span text:style-name="T5"> </text:span><text:span text:style-name="T5">entra</text:span><text:span text:style-name="T5"> </text:span><text:span text:style-name="T5">com</text:span><text:span text:style-name="T5"> </text:span><text:span text:style-name="T5">um</text:span><text:span text:style-name="T5"> </text:span><text:span text:style-name="T5">número</text:span><text:span text:style-name="T5"> </text:span><text:span text:style-name="T5">de</text:span><text:span text:style-name="T5"> </text:span><text:span text:style-name="T5">registro</text:span><text:span text:style-name="T5"> </text:span><text:span text:style-name="T5">para</text:span><text:span text:style-name="T5"> </text:span><text:span text:style-name="T5">o</text:span><text:span text:style-name="T5"> </text:span><text:span text:style-name="T5">Bem</text:span><text:span text:style-name="T5"> </text:span><text:span text:style-name="T5">Patrimonial</text:span><text:span text:style-name="T5">.</text:span></text:p>
      <text:p text:style-name="P13"/>
      <text:p text:style-name="P13"><text:tab/>1.5 Título</text:p>
      <text:p text:style-name="P13"><text:tab/>- Campo Editável para o título (A lista de títulos deve possuir, obrigatoriamente, <text:tab/>ao menos um título principal)</text:p>
      <text:p text:style-name="P38"><text:span text:style-name="T5">- </text:span><text:span text:style-name="T5">Campo</text:span><text:span text:style-name="T5"> </text:span><text:span text:style-name="T5">Título</text:span><text:span text:style-name="T5"> </text:span><text:span text:style-name="T5">Principal</text:span><text:span text:style-name="T5"> (</text:span><text:span text:style-name="T5">tipo</text:span><text:span text:style-name="T5"> </text:span><text:span text:style-name="T5">texto</text:span><text:span text:style-name="T5">)</text:span></text:p>
      <text:p text:style-name="P38"><text:span text:style-name="T5">- </text:span><text:span text:style-name="T5">Campo</text:span><text:span text:style-name="T5"> </text:span><text:span text:style-name="T5">Títulos</text:span><text:span text:style-name="T5"> </text:span><text:span text:style-name="T5">Adicionais</text:span><text:span text:style-name="T5">:</text:span></text:p>
      <text:p text:style-name="P6"><text:span text:style-name="T5"><text:tab/>- Opção</text:span><text:span text:style-name="T5"> </text:span><text:span text:style-name="T5">para</text:span><text:span text:style-name="T5"> </text:span><text:span text:style-name="T5">adicionar</text:span><text:span text:style-name="T5"> </text:span><text:span text:style-name="T5">novo</text:span><text:span text:style-name="T5"> </text:span><text:span text:style-name="T5">título</text:span><text:span text:style-name="T5">:</text:span></text:p>
      <text:p text:style-name="P39"><text:soft-page-break/><text:span text:style-name="T5"><text:tab/></text:span><text:span text:style-name="T5">Ao</text:span><text:span text:style-name="T5"> </text:span><text:span text:style-name="T5">selecionar</text:span><text:span text:style-name="T5"> </text:span><text:span text:style-name="T5">essa</text:span><text:span text:style-name="T5"> </text:span><text:span text:style-name="T5">opção</text:span><text:span text:style-name="T5">,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repetir</text:span><text:span text:style-name="T5"> </text:span><text:span text:style-name="T5">os</text:span><text:span text:style-name="T5"> </text:span><text:span text:style-name="T5">mesmos</text:span><text:span text:style-name="T5"> </text:span><text:span text:style-name="T5">campos</text:span><text:span text:style-name="T5"> , </text:span><text:span text:style-name="T5">para</text:span><text:span text:style-name="T5"> </text:span><text:span text:style-name="T5">que</text:span><text:span text:style-name="T5"> </text:span><text:span text:style-name="T5">seja</text:span><text:span text:style-name="T5"> </text:span><text:span text:style-name="T5">cadastrado</text:span><text:span text:style-name="T5"> </text:span><text:span text:style-name="T5">um</text:span><text:span text:style-name="T5"> </text:span><text:span text:style-name="T5">novo</text:span><text:span text:style-name="T5"> </text:span><text:span text:style-name="T5">título</text:span><text:span text:style-name="T5">, </text:span><text:span text:style-name="T5">pois</text:span><text:span text:style-name="T5"> </text:span><text:span text:style-name="T5">pode</text:span><text:span text:style-name="T5"> </text:span><text:span text:style-name="T5">ser</text:span><text:span text:style-name="T5"> </text:span><text:span text:style-name="T5">mais</text:span><text:span text:style-name="T5"> </text:span><text:span text:style-name="T5">de</text:span><text:span text:style-name="T5"> </text:span><text:span text:style-name="T5">um</text:span><text:span text:style-name="T5">.</text:span></text:p>
      <text:p text:style-name="P13"><text:tab/></text:p>
      <text:p text:style-name="P13"><text:tab/>- Lista - <text:s/>Tipo do título, <text:s/>em ordem alfabética <text:s/>com as seguintes opções:</text:p>
      <text:p text:style-name="P13"><text:tab/><text:tab/> <text:s text:c="2"/><text:tab/>Principal</text:p>
      <text:p text:style-name="P6"><text:span text:style-name="T5"><text:tab/><text:tab/><text:tab/></text:span><text:span text:style-name="T5">Equivalente</text:span></text:p>
      <text:p text:style-name="P6"><text:span text:style-name="T5"><text:tab/><text:tab/><text:tab/></text:span><text:span text:style-name="T5">Atribuído</text:span></text:p>
      <text:p text:style-name="P6"><text:span text:style-name="T5"><text:tab/><text:tab/><text:tab/></text:span><text:span text:style-name="T12">Subtitulo</text:span></text:p>
      <text:p text:style-name="P6"><text:span text:style-name="T5"><text:tab/><text:tab/><text:tab/></text:span><text:span text:style-name="T12">Título</text:span><text:span text:style-name="T5"> </text:span><text:span text:style-name="T5">anterior</text:span></text:p>
      <text:p text:style-name="P6"><text:span text:style-name="T5"><text:tab/><text:tab/><text:tab/></text:span><text:span text:style-name="T12">Título</text:span><text:span text:style-name="T5"> </text:span><text:span text:style-name="T5">posterior</text:span></text:p>
      <text:p text:style-name="P6"><text:span text:style-name="T5"><text:tab/><text:tab/><text:tab/></text:span><text:span text:style-name="T12">Título</text:span><text:span text:style-name="T5"> </text:span><text:span text:style-name="T5">do</text:span><text:span text:style-name="T5"> </text:span><text:span text:style-name="T5">suplemento</text:span></text:p>
      <text:p text:style-name="P6"><text:span text:style-name="T5"><text:tab/><text:tab/><text:tab/></text:span><text:span text:style-name="T12">Título</text:span><text:span text:style-name="T12"> </text:span><text:span text:style-name="T5">correlato</text:span></text:p>
      <text:p text:style-name="P40"/>
      <text:p text:style-name="P41"><text:span text:style-name="T5">Campo</text:span><text:span text:style-name="T5"> </text:span><text:span text:style-name="T5">Nome</text:span><text:span text:style-name="T5"> </text:span><text:span text:style-name="T5">do</text:span><text:span text:style-name="T5"> </text:span><text:span text:style-name="T5">Título</text:span><text:span text:style-name="T5"> (</text:span><text:span text:style-name="T5">tipo</text:span><text:span text:style-name="T5"> </text:span><text:span text:style-name="T5">texto</text:span><text:span text:style-name="T5">, </text:span><text:span text:style-name="T5">adicionado</text:span><text:span text:style-name="T5"> </text:span><text:span text:style-name="T5">se</text:span><text:span text:style-name="T5"> </text:span><text:span text:style-name="T5">a</text:span><text:span text:style-name="T5"> </text:span><text:span text:style-name="T5">opção</text:span><text:span text:style-name="T5"> </text:span><text:span text:style-name="T5">de</text:span><text:span text:style-name="T5"> </text:span><text:span text:style-name="T5">adicionar</text:span><text:span text:style-name="T5"> </text:span><text:span text:style-name="T5">novo</text:span><text:span text:style-name="T5"> </text:span><text:span text:style-name="T5">título</text:span><text:span text:style-name="T5"> </text:span><text:span text:style-name="T5">for</text:span><text:span text:style-name="T5"> </text:span><text:span text:style-name="T5">selecionada</text:span><text:span text:style-name="T5">)</text:span></text:p>
      <text:p text:style-name="P13"/>
      <text:p text:style-name="P13"><text:tab/><text:tab/></text:p>
      <text:p text:style-name="P13"><text:tab/>- Opção “Complemento”: Campo Editável;</text:p>
      <text:p text:style-name="P43"/>
      <text:p text:style-name="P13">1.6 Coleção, Fundo, Conjunto, Família/Espécie</text:p>
      <text:p text:style-name="P6"><text:span text:style-name="T5"><text:tab/>-</text:span><text:span text:style-name="T5">Campo</text:span><text:span text:style-name="T5"> </text:span><text:span text:style-name="T5">para</text:span><text:span text:style-name="T5"> </text:span><text:span text:style-name="T5">o</text:span><text:span text:style-name="T5"> </text:span><text:span text:style-name="T5">nome</text:span><text:span text:style-name="T5"> </text:span><text:span text:style-name="T5">da</text:span><text:span text:style-name="T5"> </text:span><text:span text:style-name="T5">coleção</text:span><text:span text:style-name="T5"> </text:span><text:span text:style-name="T5">à</text:span><text:span text:style-name="T5"> </text:span><text:span text:style-name="T5">que</text:span><text:span text:style-name="T5"> </text:span><text:span text:style-name="T5">pertence</text:span><text:span text:style-name="T5"> </text:span><text:span text:style-name="T5">o</text:span><text:span text:style-name="T5"> </text:span><text:span text:style-name="T5">item</text:span><text:span text:style-name="T5">, </text:span><text:span text:style-name="T5">conforme</text:span><text:span text:style-name="T5"> </text:span><text:span text:style-name="T5">organização</text:span><text:span text:style-name="T5"> </text:span><text:span text:style-name="T5">da</text:span><text:span text:style-name="T5"> </text:span><text:span text:style-name="T5">instituição</text:span><text:span text:style-name="T5">.</text:span></text:p>
      <text:p text:style-name="P13"/>
      <text:p text:style-name="P13">1.7 Localização Física Específica</text:p>
      <text:p text:style-name="P6"><text:span text:style-name="T5"><text:tab/>-</text:span><text:span text:style-name="T5">Campo</text:span><text:span text:style-name="T5"> </text:span><text:span text:style-name="T5">Editável</text:span><text:span text:style-name="T5"> </text:span><text:span text:style-name="T5">para</text:span><text:span text:style-name="T5"> </text:span><text:span text:style-name="T5">localização</text:span><text:span text:style-name="T5"> </text:span><text:span text:style-name="T5">física</text:span><text:span text:style-name="T5"> </text:span><text:span text:style-name="T5">do</text:span><text:span text:style-name="T5"> </text:span><text:span text:style-name="T5">bem</text:span><text:span text:style-name="T5"> </text:span><text:span text:style-name="T5">patrimonial</text:span><text:span text:style-name="T5"> </text:span><text:span text:style-name="T5">no</text:span><text:span text:style-name="T5"> </text:span><text:span text:style-name="T5">acervo</text:span><text:span text:style-name="T5">.</text:span></text:p>
      <text:p text:style-name="P13"/>
      <text:p text:style-name="P13">1.8 Coordenadas Geográficas</text:p>
      <text:p text:style-name="P6"><text:span text:style-name="T5"><text:tab/>-</text:span><text:span text:style-name="T5">Latitude</text:span></text:p>
      <text:p text:style-name="P6"><text:span text:style-name="T5"><text:tab/>No</text:span><text:span text:style-name="T5"> </text:span><text:span text:style-name="T5">Formato</text:span><text:span text:style-name="T5"> </text:span><text:span text:style-name="T5">XXº</text:span><text:span text:style-name="T5"> </text:span><text:span text:style-name="T5">XX</text:span><text:span text:style-name="T5">' </text:span><text:span text:style-name="T5">XX</text:span><text:span text:style-name="T5">”</text:span></text:p>
      <text:p text:style-name="P6"><text:span text:style-name="T5"><text:tab/>-</text:span><text:span text:style-name="T5">Longitude</text:span></text:p>
      <text:p text:style-name="P6"><text:span text:style-name="T5"><text:tab/>No</text:span><text:span text:style-name="T5"> </text:span><text:span text:style-name="T5">Formato</text:span><text:span text:style-name="T5"> </text:span><text:span text:style-name="T5">XXº</text:span><text:span text:style-name="T5"> </text:span><text:span text:style-name="T5">XX</text:span><text:span text:style-name="T5">' </text:span><text:span text:style-name="T5">XX</text:span><text:span text:style-name="T5">”</text:span></text:p>
      <text:p text:style-name="P13"/>
      <text:list xml:id="list683652556377097916" text:style-name="LS4">
        <text:list-item>
          <text:p text:style-name="P74">Autoria</text:p>
        </text:list-item>
      </text:list>
      <text:p text:style-name="P13"/>
      <text:p text:style-name="P42"><text:span text:style-name="T5"><text:tab/></text:span><text:span text:style-name="T5">Campo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, </text:span><text:span text:style-name="T5">auto</text:span><text:span text:style-name="T5">-</text:span><text:span text:style-name="T5">completável</text:span><text:span text:style-name="T5">, </text:span><text:span text:style-name="T5">com</text:span><text:span text:style-name="T5"> </text:span><text:span text:style-name="T5">a</text:span><text:span text:style-name="T5"> </text:span><text:span text:style-name="T5">lista</text:span><text:span text:style-name="T5"> </text:span><text:span text:style-name="T5">de</text:span><text:span text:style-name="T5"> </text:span><text:span text:style-name="T5">autores</text:span><text:span text:style-name="T5"> </text:span><text:span text:style-name="T5">já</text:span><text:span text:style-name="T5"> </text:span><text:span text:style-name="T5">cadastrados</text:span><text:span text:style-name="T5"> </text:span><text:span text:style-name="T5">conforme</text:span><text:span text:style-name="T5"> </text:span><text:span text:style-name="T5">caso</text:span><text:span text:style-name="T5"> </text:span><text:span text:style-name="T5">de</text:span><text:span text:style-name="T5"> </text:span><text:span text:style-name="T5">uso</text:span><text:span text:style-name="T5"> </text:span><text:span text:style-name="T5">de</text:span><text:span text:style-name="T5"> </text:span><text:span text:style-name="T5">Cadastro</text:span><text:span text:style-name="T5"> </text:span><text:span text:style-name="T5">de</text:span><text:span text:style-name="T5"> </text:span><text:span text:style-name="T5">Autoria</text:span><text:span text:style-name="T5"> </text:span><text:span text:style-name="T5">e</text:span><text:span text:style-name="T5"> </text:span><text:span text:style-name="T5">opção</text:span><text:span text:style-name="T5"> </text:span><text:span text:style-name="T5">para</text:span><text:span text:style-name="T5"> </text:span><text:span text:style-name="T5">cadastrar</text:span><text:span text:style-name="T5"> </text:span><text:span text:style-name="T5">novo</text:span><text:span text:style-name="T5"> </text:span><text:span text:style-name="T5">autor</text:span><text:span text:style-name="T5">. </text:span><text:span text:style-name="T5">Ao</text:span><text:span text:style-name="T5"> </text:span><text:span text:style-name="T5">selecionar</text:span><text:span text:style-name="T5"> </text:span><text:span text:style-name="T5">cadastrar</text:span><text:span text:style-name="T5"> </text:span><text:span text:style-name="T5">novo</text:span><text:span text:style-name="T5"> </text:span><text:span text:style-name="T5">autor</text:span><text:span text:style-name="T5">, </text:span><text:span text:style-name="T5">o</text:span><text:span text:style-name="T5"> </text:span><text:span text:style-name="T5">usuário</text:span><text:span text:style-name="T5"> </text:span><text:span text:style-name="T5">deve</text:span><text:span text:style-name="T5"> </text:span><text:span text:style-name="T5">ser</text:span><text:span text:style-name="T5"> </text:span><text:span text:style-name="T5">levado</text:span><text:span text:style-name="T5"> </text:span><text:span text:style-name="T5">para</text:span><text:span text:style-name="T5"> </text:span><text:span text:style-name="T5">o</text:span><text:span text:style-name="T5"> </text:span><text:span text:style-name="T5">cadastro</text:span><text:span text:style-name="T5"> </text:span><text:span text:style-name="T5">de</text:span><text:span text:style-name="T5"> </text:span><text:span text:style-name="T5">autoria</text:span><text:span text:style-name="T5">, </text:span><text:span text:style-name="T5">porém</text:span><text:span text:style-name="T5">, </text:span><text:span text:style-name="T5">sem</text:span><text:span text:style-name="T5"> </text:span><text:span text:style-name="T5">perder</text:span><text:span text:style-name="T5"> </text:span><text:span text:style-name="T5">o</text:span><text:span text:style-name="T5"> </text:span><text:span text:style-name="T5">cadastro</text:span><text:span text:style-name="T5"> </text:span><text:span text:style-name="T5">do</text:span><text:span text:style-name="T5"> </text:span><text:span text:style-name="T5">bem</text:span><text:span text:style-name="T5"> </text:span><text:span text:style-name="T5">patrimonial</text:span><text:span text:style-name="T5">.</text:span></text:p>
      <text:p text:style-name="P44"/>
      <text:p text:style-name="P42"><text:span text:style-name="T5">-</text:span><text:span text:style-name="T5">Tipo</text:span><text:span text:style-name="T5"> </text:span><text:span text:style-name="T5">de</text:span><text:span text:style-name="T5"> </text:span><text:span text:style-name="T5">Autoria</text:span></text:p>
      <text:p text:style-name="P42"><text:span text:style-name="T5">Campo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, </text:span><text:span text:style-name="T5">com</text:span><text:span text:style-name="T5"> </text:span><text:span text:style-name="T5">a</text:span><text:span text:style-name="T5"> </text:span><text:span text:style-name="T5">lista</text:span><text:span text:style-name="T5"> </text:span><text:span text:style-name="T5">a</text:span><text:span text:style-name="T5"> </text:span><text:span text:style-name="T5">seguir</text:span><text:span text:style-name="T5">:</text:span></text:p>
      <text:p text:style-name="P6"><text:span text:style-name="T5"><text:tab/><text:tab/>(</text:span><text:span text:style-name="T5">pode</text:span><text:span text:style-name="T5">-</text:span><text:span text:style-name="T5">se</text:span><text:span text:style-name="T5"> </text:span><text:span text:style-name="T5">escolher</text:span><text:span text:style-name="T5"> </text:span><text:span text:style-name="T5">uma</text:span><text:span text:style-name="T5"> </text:span><text:span text:style-name="T5">ou</text:span><text:span text:style-name="T5"> </text:span><text:span text:style-name="T5">mais</text:span><text:span text:style-name="T5"> </text:span><text:span text:style-name="T5">opções</text:span><text:span text:style-name="T5">)</text:span></text:p>
      <text:p text:style-name="P6"><text:span text:style-name="T5"><text:tab/><text:tab/></text:span><text:span text:style-name="T5">Agência</text:span></text:p>
      <text:p text:style-name="P6"><text:soft-page-break/><text:span text:style-name="T5"><text:tab/><text:tab/></text:span><text:span text:style-name="T5">Autor</text:span></text:p>
      <text:p text:style-name="P6"><text:span text:style-name="T5"><text:tab/><text:tab/></text:span><text:span text:style-name="T5">Autor</text:span><text:span text:style-name="T5"> </text:span><text:span text:style-name="T5">Institucional</text:span></text:p>
      <text:p text:style-name="P6"><text:span text:style-name="T5"><text:tab/><text:tab/></text:span><text:span text:style-name="T5">Co</text:span><text:span text:style-name="T5">-</text:span><text:span text:style-name="T5">autor</text:span></text:p>
      <text:p text:style-name="P6"><text:span text:style-name="T5"><text:tab/><text:tab/></text:span><text:span text:style-name="T5">Compilador</text:span></text:p>
      <text:p text:style-name="P6"><text:span text:style-name="T5"><text:tab/><text:tab/></text:span><text:span text:style-name="T5">Coordenador</text:span></text:p>
      <text:p text:style-name="P6"><text:span text:style-name="T5"><text:tab/><text:tab/></text:span><text:span text:style-name="T5">Diretor</text:span></text:p>
      <text:p text:style-name="P6"><text:span text:style-name="T5"><text:tab/><text:tab/></text:span><text:span text:style-name="T5">Editor</text:span></text:p>
      <text:p text:style-name="P6"><text:span text:style-name="T5"><text:tab/><text:tab/></text:span><text:span text:style-name="T5">Entidade</text:span><text:span text:style-name="T5"> </text:span><text:span text:style-name="T5">produtora</text:span></text:p>
      <text:p text:style-name="P6"><text:span text:style-name="T5"><text:tab/><text:tab/></text:span><text:span text:style-name="T5">Entrevistador</text:span></text:p>
      <text:p text:style-name="P6"><text:span text:style-name="T5"><text:tab/><text:tab/></text:span><text:span text:style-name="T5">Estudio</text:span></text:p>
      <text:p text:style-name="P6"><text:span text:style-name="T5"><text:tab/><text:tab/></text:span><text:span text:style-name="T5">Fabricante</text:span></text:p>
      <text:p text:style-name="P6"><text:span text:style-name="T5"><text:tab/><text:tab/></text:span><text:span text:style-name="T5">Figurinista</text:span></text:p>
      <text:p text:style-name="P6"><text:span text:style-name="T5"><text:tab/><text:tab/></text:span><text:span text:style-name="T5">Fotografo</text:span></text:p>
      <text:p text:style-name="P6"><text:span text:style-name="T5"><text:tab/><text:tab/></text:span><text:span text:style-name="T5">Ilustrador</text:span></text:p>
      <text:p text:style-name="P6"><text:span text:style-name="T5"><text:tab/><text:tab/></text:span><text:span text:style-name="T5">Palestrante</text:span></text:p>
      <text:p text:style-name="P6"><text:span text:style-name="T5"><text:tab/><text:tab/></text:span><text:span text:style-name="T5">Prefaciador</text:span></text:p>
      <text:p text:style-name="P6"><text:span text:style-name="T5"><text:tab/><text:tab/></text:span><text:span text:style-name="T5">Organizador</text:span></text:p>
      <text:p text:style-name="P6"><text:span text:style-name="T5"><text:tab/><text:tab/></text:span><text:span text:style-name="T5">Tradutor</text:span></text:p>
      <text:p text:style-name="P44"/>
      <text:p text:style-name="P13"/>
      <text:list xml:id="list1502329893" text:continue-numbering="true" text:style-name="LS4">
        <text:list-item>
          <text:p text:style-name="P74">Produção</text:p>
        </text:list-item>
      </text:list>
      <text:p text:style-name="P13"/>
      <text:p text:style-name="P6"><text:span text:style-name="T5"><text:tab/></text:span><text:span text:style-name="T5">Os</text:span><text:span text:style-name="T5"> </text:span><text:span text:style-name="T5">itens</text:span><text:span text:style-name="T5"> </text:span><text:span text:style-name="T5">abaixo</text:span><text:span text:style-name="T5"> </text:span><text:span text:style-name="T5">devem</text:span><text:span text:style-name="T5"> </text:span><text:span text:style-name="T5">ser</text:span><text:span text:style-name="T5"> </text:span><text:span text:style-name="T5">do</text:span><text:span text:style-name="T5"> </text:span><text:span text:style-name="T5">tipo</text:span><text:span text:style-name="T5"> </text:span><text:span text:style-name="T5">campo</text:span><text:span text:style-name="T5"> </text:span><text:span text:style-name="T5">editável</text:span><text:span text:style-name="T5">, </text:span><text:span text:style-name="T5">abrindo</text:span><text:span text:style-name="T5"> </text:span><text:span text:style-name="T5">opção</text:span><text:span text:style-name="T5"> </text:span><text:span text:style-name="T5">para</text:span><text:span text:style-name="T5"> </text:span><text:span text:style-name="T5">escrita</text:span><text:span text:style-name="T5"> </text:span><text:span text:style-name="T5">somente</text:span><text:span text:style-name="T5"> </text:span><text:span text:style-name="T5">se</text:span><text:span text:style-name="T5"> </text:span><text:span text:style-name="T5">selecionado</text:span><text:span text:style-name="T5">.</text:span></text:p>
      <text:p text:style-name="P13"/>
      <text:list xml:id="list1995766556510517746" text:style-name="LS5">
        <text:list-item>
          <text:list>
            <text:list-item>
              <text:p text:style-name="P72"><text:span text:style-name="T5">Local</text:span><text:span text:style-name="T5"> <text:tab/></text:span></text:p>
            </text:list-item>
            <text:list-item>
              <text:p text:style-name="P75">Ano</text:p>
            </text:list-item>
            <text:list-item>
              <text:p text:style-name="P72"><text:span text:style-name="T5">Edição</text:span><text:span text:style-name="T5"> </text:span><text:span text:style-name="T5">e</text:span><text:span text:style-name="T5">/</text:span><text:span text:style-name="T5">ou</text:span><text:span text:style-name="T5"> </text:span><text:span text:style-name="T5">Reimpressão</text:span></text:p>
            </text:list-item>
            <text:list-item>
              <text:p text:style-name="P72"><text:span text:style-name="T5">Outras</text:span><text:span text:style-name="T5"> </text:span><text:span text:style-name="T5">Responsabilidades</text:span></text:p>
            </text:list-item>
          </text:list>
        </text:list-item>
      </text:list>
      <text:p text:style-name="P45"/>
      <text:list xml:id="list834866285" text:continue-list="list1502329893" text:style-name="LS4">
        <text:list-item>
          <text:p text:style-name="P74">Descrição</text:p>
        </text:list-item>
      </text:list>
      <text:p text:style-name="P13"/>
      <text:p text:style-name="P46"><text:span text:style-name="T5"><text:tab/>4.1<text:tab/></text:span><text:span text:style-name="T5">Características</text:span><text:span text:style-name="T5"> </text:span><text:span text:style-name="T5">Físicas</text:span><text:span text:style-name="T5"> </text:span><text:span text:style-name="T5">e</text:span><text:span text:style-name="T5"> </text:span><text:span text:style-name="T5">Técnicas</text:span><text:span text:style-name="T5"> </text:span><text:span text:style-name="T5">Executivas</text:span></text:p>
      <text:p text:style-name="P50"><text:span text:style-name="T5"><text:tab/><text:tab/></text:span><text:span text:style-name="T5">Campo</text:span><text:span text:style-name="T5"> </text:span><text:span text:style-name="T5">editável</text:span></text:p>
      <text:p text:style-name="P51"><text:tab/><text:tab/></text:p>
      <text:p text:style-name="P50"><text:span text:style-name="T5"><text:tab/><text:tab/>4.1.1 </text:span><text:span text:style-name="T5">Bens</text:span><text:span text:style-name="T5"> </text:span><text:span text:style-name="T5">Arquitetonicos</text:span></text:p>
      <text:p text:style-name="P51"><text:tab/><text:tab/></text:p>
      <text:p text:style-name="P50"><text:span text:style-name="T5"><text:tab/><text:tab/></text:span><text:span text:style-name="T7">Condição</text:span><text:span text:style-name="T7"> </text:span><text:span text:style-name="T7">Topográfica</text:span></text:p>
      <text:p text:style-name="P50"><text:span text:style-name="T5"><text:tab/><text:tab/><text:tab/></text:span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/text:p>
      <text:p text:style-name="P50"><text:span text:style-name="T5"><text:tab/><text:tab/><text:tab/></text:span><text:span text:style-name="T5">Acidentada</text:span><text:span text:style-name="T5"> </text:span><text:span text:style-name="T5">Suave</text:span></text:p>
      <text:p text:style-name="P50"><text:span text:style-name="T5"><text:tab/><text:tab/><text:tab/></text:span><text:span text:style-name="T5">Acidentada</text:span><text:span text:style-name="T5"> </text:span><text:span text:style-name="T5">Médio</text:span></text:p>
      <text:p text:style-name="P50"><text:span text:style-name="T5"><text:tab/><text:tab/><text:tab/></text:span><text:span text:style-name="T5">Acidentada</text:span><text:span text:style-name="T5"> </text:span><text:span text:style-name="T12">Abrupta</text:span></text:p>
      <text:p text:style-name="P50"><text:span text:style-name="T5"><text:tab/><text:tab/><text:tab/></text:span><text:span text:style-name="T5">Plano</text:span></text:p>
      <text:p text:style-name="P51"><text:tab/><text:tab/></text:p>
      <text:p text:style-name="P50"><text:span text:style-name="T5"><text:tab/><text:tab/></text:span><text:span text:style-name="T7">Uso</text:span></text:p>
      <text:p text:style-name="P46"><text:soft-page-break/><text:span text:style-name="T5"><text:tab/><text:tab/><text:tab/></text:span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text:span text:style-name="T5">, </text:span><text:span text:style-name="T5">e</text:span><text:span text:style-name="T5"> </text:span><text:span text:style-name="T5">com</text:span><text:span text:style-name="T5"> </text:span><text:span text:style-name="T5">campo</text:span><text:span text:style-name="T5"> </text:span><text:span text:style-name="T5">editável</text:span><text:span text:style-name="T5"> </text:span><text:span text:style-name="T5">para</text:span><text:span text:style-name="T5"> </text:span><text:span text:style-name="T5">especificar</text:span><text:span text:style-name="T5">, </text:span><text:span text:style-name="T5">caso</text:span><text:span text:style-name="T5"> </text:span><text:span text:style-name="T5">a</text:span><text:span text:style-name="T5"> </text:span><text:span text:style-name="T5">opção</text:span><text:span text:style-name="T5"> </text:span><text:span text:style-name="T5">seja</text:span><text:span text:style-name="T5"> ''</text:span><text:span text:style-name="T5">Outras</text:span><text:span text:style-name="T5">''.</text:span></text:p>
      <text:p text:style-name="P46"><text:span text:style-name="T5"><text:tab/><text:tab/><text:tab/></text:span><text:span text:style-name="T5">Ferroviário</text:span></text:p>
      <text:p text:style-name="P46"><text:span text:style-name="T5"><text:tab/><text:tab/><text:tab/></text:span><text:span text:style-name="T5">Habitacional</text:span></text:p>
      <text:p text:style-name="P46"><text:span text:style-name="T5"><text:tab/><text:tab/><text:tab/></text:span><text:span text:style-name="T5">Produção</text:span></text:p>
      <text:p text:style-name="P46"><text:span text:style-name="T5"><text:tab/><text:tab/><text:tab/></text:span><text:span text:style-name="T5">Religiosa</text:span></text:p>
      <text:p text:style-name="P46"><text:span text:style-name="T5"><text:tab/><text:tab/><text:tab/></text:span><text:span text:style-name="T5">Outras</text:span></text:p>
      <text:p text:style-name="P47"/>
      <text:p text:style-name="P46"><text:span text:style-name="T5"><text:tab/><text:tab/></text:span><text:span text:style-name="T7">Pavimentos</text:span></text:p>
      <text:p text:style-name="P46"><text:span text:style-name="T5"><text:tab/><text:tab/><text:tab/></text:span><text:span text:style-name="T5">Nº</text:span><text:span text:style-name="T5"> </text:span><text:span text:style-name="T5">de</text:span><text:span text:style-name="T5"> </text:span><text:span text:style-name="T5">ambientes</text:span></text:p>
      <text:p text:style-name="P46"><text:span text:style-name="T5"><text:tab/><text:tab/><text:tab/><text:tab/></text:span><text:span text:style-name="T5">Campo</text:span><text:span text:style-name="T5"> </text:span><text:span text:style-name="T5">editável</text:span><text:span text:style-name="T5"> (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aceitar</text:span><text:span text:style-name="T5"> </text:span><text:span text:style-name="T5">apenas</text:span><text:span text:style-name="T5"> </text:span><text:span text:style-name="T5">números</text:span><text:span text:style-name="T5">)</text:span></text:p>
      <text:p text:style-name="P47"/>
      <text:p text:style-name="P46"><text:span text:style-name="T5"><text:tab/><text:tab/><text:tab/></text:span><text:span text:style-name="T5">Nº</text:span><text:span text:style-name="T5"> </text:span><text:span text:style-name="T5">de</text:span><text:span text:style-name="T5"> </text:span><text:span text:style-name="T5">pavimentos</text:span></text:p>
      <text:p text:style-name="P46"><text:span text:style-name="T5"><text:tab/><text:tab/><text:tab/><text:tab/></text:span><text:span text:style-name="T5">Campo</text:span><text:span text:style-name="T5"> </text:span><text:span text:style-name="T5">editável</text:span><text:span text:style-name="T5"> (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aceitar</text:span><text:span text:style-name="T5"> </text:span><text:span text:style-name="T5">apenas</text:span><text:span text:style-name="T5"> </text:span><text:span text:style-name="T5">números</text:span><text:span text:style-name="T5">)</text:span></text:p>
      <text:p text:style-name="P48"/>
      <text:p text:style-name="P46"><text:span text:style-name="T1"><text:tab/></text:span><text:span text:style-name="T5"><text:tab/><text:tab/></text:span><text:span text:style-name="T7">Alcova</text:span></text:p>
      <text:p text:style-name="P46"><text:span text:style-name="T5"><text:tab/><text:tab/><text:tab/><text:tab/></text:span><text:span text:style-name="T5">Tipo</text:span><text:span text:style-name="T5"> </text:span><text:span text:style-name="T5">Checkbox</text:span><text:span text:style-name="T5"><text:tab/></text:span><text:span text:style-name="T5">Sim</text:span><text:span text:style-name="T5"> - <text:s/></text:span><text:span text:style-name="T5">Não</text:span></text:p>
      <text:p text:style-name="P47"/>
      <text:p text:style-name="P46"><text:span text:style-name="T5"><text:tab/><text:tab/><text:tab/></text:span><text:span text:style-name="T7">Porão</text:span></text:p>
      <text:p text:style-name="P46"><text:span text:style-name="T5"><text:tab/><text:tab/><text:tab/><text:tab/></text:span><text:span text:style-name="T5">Tipo</text:span><text:span text:style-name="T5"> </text:span><text:span text:style-name="T5">Checkbox</text:span><text:span text:style-name="T5"><text:tab/></text:span><text:span text:style-name="T5">Sim</text:span><text:span text:style-name="T5"> - <text:s/></text:span><text:span text:style-name="T5">Não</text:span></text:p>
      <text:p text:style-name="P47"/>
      <text:p text:style-name="P46"><text:span text:style-name="T5"><text:tab/><text:tab/><text:tab/></text:span><text:span text:style-name="T7">Sótão</text:span></text:p>
      <text:p text:style-name="P46"><text:span text:style-name="T5"><text:tab/><text:tab/><text:tab/><text:tab/></text:span><text:span text:style-name="T5">Tipo</text:span><text:span text:style-name="T5"> </text:span><text:span text:style-name="T5">Checkbox</text:span><text:span text:style-name="T5"><text:tab/></text:span><text:span text:style-name="T5">Sim</text:span><text:span text:style-name="T5"> - <text:s/></text:span><text:span text:style-name="T5">Não</text:span></text:p>
      <text:p text:style-name="P47"/>
      <text:p text:style-name="P46"><text:span text:style-name="T5"><text:tab/><text:tab/><text:tab/></text:span><text:span text:style-name="T5">Outros</text:span></text:p>
      <text:p text:style-name="P46"><text:span text:style-name="T5"><text:tab/><text:tab/><text:tab/><text:tab/></text:span><text:span text:style-name="T5">Campo</text:span><text:span text:style-name="T5"> </text:span><text:span text:style-name="T5">editável</text:span></text:p>
      <text:p text:style-name="P47"><text:tab/><text:tab/><text:tab/></text:p>
      <text:p text:style-name="P50"><text:span text:style-name="T5"><text:tab/>4.1.2 <text:tab/></text:span><text:span text:style-name="T5">Bens</text:span><text:span text:style-name="T5"> </text:span><text:span text:style-name="T5">Naturais</text:span></text:p>
      <text:p text:style-name="P51"/>
      <text:p text:style-name="P50"><text:span text:style-name="T5"><text:tab/><text:tab/></text:span><text:span text:style-name="T7">Relevo</text:span></text:p>
      <text:p text:style-name="P50"><text:span text:style-name="T5"><text:tab/><text:tab/></text:span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/text:p>
      <text:p text:style-name="P50"><text:span text:style-name="T5"><text:tab/><text:tab/><text:tab/></text:span><text:span text:style-name="T5">Acidentada</text:span><text:span text:style-name="T5"> </text:span><text:span text:style-name="T5">Suave</text:span></text:p>
      <text:p text:style-name="P50"><text:span text:style-name="T5"><text:tab/><text:tab/><text:tab/></text:span><text:span text:style-name="T5">Acidentada</text:span><text:span text:style-name="T5"> </text:span><text:span text:style-name="T5">Médio</text:span></text:p>
      <text:p text:style-name="P50"><text:span text:style-name="T5"><text:tab/><text:tab/><text:tab/></text:span><text:span text:style-name="T5">Acidentada</text:span><text:span text:style-name="T5"> </text:span><text:span text:style-name="T12">Abrupta</text:span></text:p>
      <text:p text:style-name="P50"><text:span text:style-name="T5"><text:tab/><text:tab/><text:tab/></text:span><text:span text:style-name="T5">Plano</text:span></text:p>
      <text:p text:style-name="P51"/>
      <text:p text:style-name="P50"><text:span text:style-name="T5"><text:tab/><text:tab/></text:span><text:span text:style-name="T7">Características</text:span><text:span text:style-name="T7"> </text:span><text:span text:style-name="T7">do</text:span><text:span text:style-name="T7"> </text:span><text:span text:style-name="T7">Meio</text:span><text:span text:style-name="T7"> </text:span><text:span text:style-name="T7">Antrópico</text:span></text:p>
      <text:p text:style-name="P50"><text:span text:style-name="T5"><text:tab/><text:tab/><text:tab/></text:span><text:span text:style-name="T5">Campo</text:span><text:span text:style-name="T5"> </text:span><text:span text:style-name="T5">editável</text:span></text:p>
      <text:p text:style-name="P51"/>
      <text:p text:style-name="P50"><text:span text:style-name="T5"><text:tab/><text:tab/></text:span><text:span text:style-name="T7">Características</text:span><text:span text:style-name="T7"> </text:span><text:span text:style-name="T7">Ambientais</text:span></text:p>
      <text:p text:style-name="P50"><text:span text:style-name="T5"><text:tab/><text:tab/><text:tab/></text:span><text:span text:style-name="T5">Campo</text:span><text:span text:style-name="T5"> </text:span><text:span text:style-name="T5">editável</text:span></text:p>
      <text:p text:style-name="P51"/>
      <text:p text:style-name="P51"/>
      <text:p text:style-name="P50"><text:soft-page-break/><text:span text:style-name="T5"><text:tab/>4.1.3<text:tab/></text:span><text:span text:style-name="T5">Bens</text:span><text:span text:style-name="T5"> </text:span><text:span text:style-name="T5">Arqueológicos</text:span></text:p>
      <text:p text:style-name="P51"/>
      <text:p text:style-name="P50"><text:span text:style-name="T5"><text:tab/><text:tab/></text:span><text:span text:style-name="T7">Condição</text:span><text:span text:style-name="T7"> </text:span><text:span text:style-name="T7">Topográfica</text:span></text:p>
      <text:p text:style-name="P50"><text:span text:style-name="T5"><text:tab/><text:tab/></text:span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/text:p>
      <text:p text:style-name="P50"><text:span text:style-name="T5"><text:tab/><text:tab/><text:tab/></text:span><text:span text:style-name="T5">Acidentada</text:span><text:span text:style-name="T5"> </text:span><text:span text:style-name="T5">Suave</text:span></text:p>
      <text:p text:style-name="P50"><text:span text:style-name="T5"><text:tab/><text:tab/><text:tab/></text:span><text:span text:style-name="T5">Acidentada</text:span><text:span text:style-name="T5"> </text:span><text:span text:style-name="T5">Médio</text:span></text:p>
      <text:p text:style-name="P50"><text:span text:style-name="T5"><text:tab/><text:tab/><text:tab/></text:span><text:span text:style-name="T5">Acidentada</text:span><text:span text:style-name="T5"> </text:span><text:span text:style-name="T12">Abrupta</text:span></text:p>
      <text:p text:style-name="P50"><text:span text:style-name="T5"><text:tab/><text:tab/><text:tab/></text:span><text:span text:style-name="T5">Plano</text:span></text:p>
      <text:p text:style-name="P47"/>
      <text:p text:style-name="P46"><text:span text:style-name="T5"><text:tab/><text:tab/></text:span><text:span text:style-name="T7">Sítio</text:span><text:span text:style-name="T7"> </text:span><text:span text:style-name="T7">da</text:span><text:span text:style-name="T7"> </text:span><text:span text:style-name="T7">Paisagem</text:span></text:p>
      <text:p text:style-name="P46"><text:span text:style-name="T5"><text:tab/><text:tab/><text:tab/></text:span><text:span text:style-name="T5">Campo</text:span><text:span text:style-name="T5"> </text:span><text:span text:style-name="T5">editável</text:span></text:p>
      <text:p text:style-name="P47"/>
      <text:p text:style-name="P46"><text:span text:style-name="T5"><text:tab/><text:tab/></text:span><text:span text:style-name="T7">Água</text:span><text:span text:style-name="T7"> </text:span><text:span text:style-name="T7">Próxima</text:span></text:p>
      <text:p text:style-name="P46"><text:span text:style-name="T5"><text:tab/><text:tab/><text:tab/></text:span><text:span text:style-name="T5">Campo</text:span><text:span text:style-name="T5"> </text:span><text:span text:style-name="T5">editável</text:span></text:p>
      <text:p text:style-name="P47"/>
      <text:p text:style-name="P46"><text:span text:style-name="T5"><text:tab/><text:tab/></text:span><text:span text:style-name="T7">Possui</text:span><text:span text:style-name="T7"> </text:span><text:span text:style-name="T14">Vegetação</text:span></text:p>
      <text:p text:style-name="P46"><text:span text:style-name="T5"><text:tab/><text:tab/><text:tab/></text:span><text:span text:style-name="T5">Campo</text:span><text:span text:style-name="T5"> </text:span><text:span text:style-name="T5">editável</text:span></text:p>
      <text:p text:style-name="P47"/>
      <text:p text:style-name="P46"><text:span text:style-name="T5"><text:tab/><text:tab/></text:span><text:span text:style-name="T7">Exposição</text:span></text:p>
      <text:p text:style-name="P46"><text:span text:style-name="T5"><text:tab/><text:tab/></text:span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/text:p>
      <text:p text:style-name="P50"><text:span text:style-name="T5"><text:tab/><text:tab/><text:tab/></text:span><text:span text:style-name="T5">Céu</text:span><text:span text:style-name="T5"> </text:span><text:span text:style-name="T5">Aberto</text:span></text:p>
      <text:p text:style-name="P50"><text:span text:style-name="T5"><text:tab/><text:tab/><text:tab/></text:span><text:span text:style-name="T5">Abrigada</text:span></text:p>
      <text:p text:style-name="P50"><text:span text:style-name="T5"><text:tab/><text:tab/><text:tab/></text:span><text:span text:style-name="T5">Submersa</text:span></text:p>
      <text:p text:style-name="P46"><text:span text:style-name="T5"><text:tab/><text:tab/><text:tab/></text:span><text:span text:style-name="T5">Soterrada</text:span></text:p>
      <text:p text:style-name="P47"/>
      <text:p text:style-name="P46"><text:span text:style-name="T5"><text:tab/><text:tab/></text:span><text:span text:style-name="T7">Uso</text:span><text:span text:style-name="T7"> </text:span><text:span text:style-name="T7">Atual</text:span></text:p>
      <text:p text:style-name="P46"><text:span text:style-name="T5"><text:tab/><text:tab/><text:tab/></text:span><text:span text:style-name="T5">Campo</text:span><text:span text:style-name="T5"> </text:span><text:span text:style-name="T5">editável</text:span></text:p>
      <text:p text:style-name="P47"/>
      <text:p text:style-name="P46"><text:span text:style-name="T5"><text:tab/><text:tab/></text:span><text:span text:style-name="T7">Outros</text:span></text:p>
      <text:p text:style-name="P46"><text:span text:style-name="T5"><text:tab/><text:tab/><text:tab/></text:span><text:span text:style-name="T5">Campo</text:span><text:span text:style-name="T5"> </text:span><text:span text:style-name="T5">editável</text:span></text:p>
      <text:p text:style-name="P47"/>
      <text:p text:style-name="P46"><text:span text:style-name="T5"><text:tab/><text:tab/></text:span><text:span text:style-name="T7">Notas</text:span></text:p>
      <text:p text:style-name="P46"><text:span text:style-name="T5"><text:tab/><text:tab/><text:tab/></text:span><text:span text:style-name="T5">Campo</text:span><text:span text:style-name="T5"> </text:span><text:span text:style-name="T5">editável</text:span></text:p>
      <text:p text:style-name="P47"/>
      <text:p text:style-name="P51"><text:s text:c="4"/></text:p>
      <text:p text:style-name="P46"><text:span text:style-name="T5"><text:s text:c="5"/>4.2 <text:s text:c="2"/></text:span><text:span text:style-name="T5">Dimensões</text:span><text:span text:style-name="T5"> </text:span><text:span text:style-name="T5">e</text:span><text:span text:style-name="T5"> </text:span><text:span text:style-name="T5">Quantificações</text:span></text:p>
      <text:p text:style-name="P46"><text:span text:style-name="T5"><text:tab/></text:span><text:span text:style-name="T5">Campo</text:span><text:span text:style-name="T5"> </text:span><text:span text:style-name="T5">editável</text:span></text:p>
      <text:p text:style-name="P48"/>
      <text:p text:style-name="P46"><text:span text:style-name="T4"><text:s/>4.2.1 </text:span><text:span text:style-name="T4">Medidas</text:span><text:span text:style-name="T4"> </text:span><text:span text:style-name="T4">Gerais</text:span><text:span text:style-name="T4"> </text:span><text:span text:style-name="T4">do</text:span><text:span text:style-name="T4"> </text:span><text:span text:style-name="T4">Bem</text:span><text:span text:style-name="T4"> </text:span><text:span text:style-name="T4">Arquitetônico</text:span></text:p>
      <text:p text:style-name="P46"><text:span text:style-name="T1"><text:s/><text:tab/></text:span><text:span text:style-name="T5">Tipo</text:span><text:span text:style-name="T5"> </text:span><text:span text:style-name="T5">campo</text:span><text:span text:style-name="T5"> </text:span><text:span text:style-name="T5">editável</text:span><text:span text:style-name="T5">, </text:span><text:span text:style-name="T5">abrindo</text:span><text:span text:style-name="T5"> </text:span><text:span text:style-name="T5">opção</text:span><text:span text:style-name="T5"> </text:span><text:span text:style-name="T5">para</text:span><text:span text:style-name="T5"> </text:span><text:span text:style-name="T5">escrita</text:span><text:span text:style-name="T5"> </text:span><text:span text:style-name="T5">somente</text:span><text:span text:style-name="T5"> </text:span><text:span text:style-name="T5">se</text:span><text:span text:style-name="T5"> </text:span><text:span text:style-name="T5">selecionado</text:span><text:span text:style-name="T5">.</text:span></text:p>
      <text:p text:style-name="P47"><text:tab/><text:tab/></text:p>
      <text:p text:style-name="P46"><text:span text:style-name="T5"><text:tab/><text:tab/></text:span><text:span text:style-name="T5">Área</text:span><text:span text:style-name="T5"> </text:span><text:span text:style-name="T5">Total</text:span></text:p>
      <text:p text:style-name="P46"><text:span text:style-name="T5"><text:tab/><text:tab/></text:span><text:span text:style-name="T5">Altura</text:span><text:span text:style-name="T5"> </text:span><text:span text:style-name="T5">fachada</text:span><text:span text:style-name="T5"> </text:span><text:span text:style-name="T5">frontal</text:span></text:p>
      <text:p text:style-name="P46"><text:span text:style-name="T5"><text:tab/><text:tab/></text:span><text:span text:style-name="T5">Altura</text:span><text:span text:style-name="T5"> </text:span><text:span text:style-name="T5">fachada</text:span><text:span text:style-name="T5"> </text:span><text:span text:style-name="T5">posterior</text:span></text:p>
      <text:p text:style-name="P46"><text:span text:style-name="T5"><text:tab/><text:tab/></text:span><text:span text:style-name="T5">Largura</text:span></text:p>
      <text:p text:style-name="P46"><text:soft-page-break/><text:span text:style-name="T5"><text:tab/><text:tab/></text:span><text:span text:style-name="T5">Profundidade</text:span></text:p>
      <text:p text:style-name="P46"><text:span text:style-name="T5"><text:tab/><text:tab/></text:span><text:span text:style-name="T5">Altura</text:span><text:span text:style-name="T5"> </text:span><text:span text:style-name="T5">da</text:span><text:span text:style-name="T5"> </text:span><text:span text:style-name="T5">Cumeeira</text:span></text:p>
      <text:p text:style-name="P46"><text:span text:style-name="T5"><text:tab/><text:tab/></text:span><text:span text:style-name="T5">Altura</text:span><text:span text:style-name="T5"> </text:span><text:span text:style-name="T5">Total</text:span></text:p>
      <text:p text:style-name="P46"><text:span text:style-name="T5"><text:tab/><text:tab/></text:span><text:span text:style-name="T5">Pé</text:span><text:span text:style-name="T5"> </text:span><text:span text:style-name="T5">direito</text:span><text:span text:style-name="T5"> </text:span><text:span text:style-name="T5">térreo</text:span></text:p>
      <text:p text:style-name="P46"><text:span text:style-name="T5"><text:tab/><text:tab/></text:span><text:span text:style-name="T5">Pé</text:span><text:span text:style-name="T5"> </text:span><text:span text:style-name="T5">direito</text:span><text:span text:style-name="T5"> </text:span><text:span text:style-name="T5">tipo</text:span></text:p>
      <text:p text:style-name="P48"/>
      <text:p text:style-name="P46"><text:span text:style-name="T1"><text:tab/></text:span><text:span text:style-name="T9"> 4.2.2 </text:span><text:span text:style-name="T9">Medidas</text:span><text:span text:style-name="T9"> </text:span><text:span text:style-name="T9">Gerais</text:span><text:span text:style-name="T9"> </text:span><text:span text:style-name="T9">do</text:span><text:span text:style-name="T9"> </text:span><text:span text:style-name="T9">Bem</text:span><text:span text:style-name="T9"> </text:span><text:span text:style-name="T9">Arqueológico</text:span></text:p>
      <text:p text:style-name="P46"><text:span text:style-name="T9"><text:tab/><text:tab/></text:span><text:span text:style-name="T9">Tipo</text:span><text:span text:style-name="T9"> </text:span><text:span text:style-name="T9">campo</text:span><text:span text:style-name="T9"> </text:span><text:span text:style-name="T9">editável</text:span><text:span text:style-name="T9">, </text:span><text:span text:style-name="T9">abrindo</text:span><text:span text:style-name="T9"> </text:span><text:span text:style-name="T9">opção</text:span><text:span text:style-name="T9"> </text:span><text:span text:style-name="T9">para</text:span><text:span text:style-name="T9"> </text:span><text:span text:style-name="T9">escrita</text:span><text:span text:style-name="T9"> </text:span><text:span text:style-name="T9">somente</text:span><text:span text:style-name="T9"> </text:span><text:span text:style-name="T9">se</text:span><text:span text:style-name="T9"> </text:span><text:span text:style-name="T9">selecionado</text:span><text:span text:style-name="T9">.</text:span></text:p>
      <text:p text:style-name="P49"><text:tab/><text:tab/></text:p>
      <text:p text:style-name="P46"><text:span text:style-name="T9"><text:tab/><text:tab/></text:span><text:span text:style-name="T9">Área</text:span><text:span text:style-name="T9"> </text:span><text:span text:style-name="T9">Total</text:span></text:p>
      <text:p text:style-name="P46"><text:span text:style-name="T9"><text:tab/><text:tab/></text:span><text:span text:style-name="T9">Comprimento</text:span></text:p>
      <text:p text:style-name="P46"><text:span text:style-name="T9"><text:tab/><text:tab/></text:span><text:span text:style-name="T9">Altura</text:span></text:p>
      <text:p text:style-name="P46"><text:span text:style-name="T9"><text:tab/><text:tab/></text:span><text:span text:style-name="T9">Largura</text:span></text:p>
      <text:p text:style-name="P46"><text:span text:style-name="T9"><text:tab/><text:tab/></text:span><text:span text:style-name="T9">Profundidade</text:span></text:p>
      <text:p text:style-name="P49"/>
      <text:p text:style-name="P46"><text:span text:style-name="T9"><text:s text:c="4"/><text:tab/> <text:s/>4.3 <text:s/></text:span><text:span text:style-name="T9">Conteúdo</text:span></text:p>
      <text:p text:style-name="P46"><text:span text:style-name="T9"><text:tab/><text:tab/></text:span><text:span text:style-name="T9">Campo</text:span><text:span text:style-name="T9"> </text:span><text:span text:style-name="T9">editável</text:span></text:p>
      <text:p text:style-name="P49"/>
      <text:p text:style-name="P46"><text:span text:style-name="T9"><text:s text:c="6"/><text:tab/> <text:s/>4.4 </text:span><text:span text:style-name="T9">Meio</text:span><text:span text:style-name="T9"> </text:span><text:span text:style-name="T9">de</text:span><text:span text:style-name="T9"> </text:span><text:span text:style-name="T9">Acesso</text:span></text:p>
      <text:p text:style-name="P46"><text:span text:style-name="T9"><text:tab/><text:tab/></text:span><text:span text:style-name="T9">Campo</text:span><text:span text:style-name="T9"> </text:span><text:span text:style-name="T9">editável</text:span></text:p>
      <text:p text:style-name="P49"><text:tab/></text:p>
      <text:p text:style-name="P49"/>
      <text:p text:style-name="P50"><text:span text:style-name="T9"><text:s/><text:tab/>5. </text:span><text:span text:style-name="T15">Audiovisual</text:span></text:p>
      <text:p text:style-name="P52"/>
      <text:p text:style-name="P50"><text:span text:style-name="T9"><text:tab/></text:span><text:span text:style-name="T9">Campo</text:span><text:span text:style-name="T9"> </text:span><text:span text:style-name="T9">para</text:span><text:span text:style-name="T9"> </text:span><text:span text:style-name="T9">buscar</text:span><text:span text:style-name="T9"> </text:span><text:span text:style-name="T9">uma</text:span><text:span text:style-name="T9"> </text:span><text:span text:style-name="T9">imagem</text:span><text:span text:style-name="T9"> </text:span><text:span text:style-name="T9">ou</text:span><text:span text:style-name="T9"> </text:span><text:span text:style-name="T9">um</text:span><text:span text:style-name="T9"> </text:span><text:span text:style-name="T9">vídeo</text:span><text:span text:style-name="T9"> </text:span><text:span text:style-name="T9">para</text:span><text:span text:style-name="T9"> </text:span><text:span text:style-name="T9">fazer</text:span><text:span text:style-name="T9"> </text:span><text:span text:style-name="T9">upload</text:span></text:p>
      <text:p text:style-name="P53"><text:span text:style-name="T9"><text:tab/></text:span><text:span text:style-name="T9">Deve</text:span><text:span text:style-name="T9"> </text:span><text:span text:style-name="T9">ter</text:span><text:span text:style-name="T9"> </text:span><text:span text:style-name="T9">opção</text:span><text:span text:style-name="T9"> ''</text:span><text:span text:style-name="T9">Adicionar</text:span><text:span text:style-name="T9"> </text:span><text:span text:style-name="T9">nova</text:span><text:span text:style-name="T9"> </text:span><text:span text:style-name="T9">imagem</text:span><text:span text:style-name="T9">/</text:span><text:span text:style-name="T9">vídeo</text:span><text:span text:style-name="T9">'', </text:span><text:span text:style-name="T9">no</text:span><text:span text:style-name="T9"> </text:span><text:span text:style-name="T9">caso</text:span><text:span text:style-name="T9"> </text:span><text:span text:style-name="T9">em</text:span><text:span text:style-name="T9"> </text:span><text:span text:style-name="T9">que</text:span><text:span text:style-name="T9"> </text:span><text:span text:style-name="T9">se</text:span><text:span text:style-name="T9"> </text:span><text:span text:style-name="T9">queira</text:span><text:span text:style-name="T9"> </text:span><text:span text:style-name="T9">adicionar</text:span><text:span text:style-name="T9"> </text:span><text:span text:style-name="T9">mais</text:span><text:span text:style-name="T9"> </text:span><text:span text:style-name="T9">de</text:span><text:span text:style-name="T9"> </text:span><text:span text:style-name="T9">uma</text:span><text:span text:style-name="T9"> <text:tab/></text:span><text:span text:style-name="T9">imagem</text:span><text:span text:style-name="T9">.</text:span></text:p>
      <text:p text:style-name="P54"/>
      <text:p text:style-name="P54"/>
      <text:p text:style-name="P54">Título</text:p>
      <text:p text:style-name="P53"><text:span text:style-name="T9"><text:tab/><text:tab/></text:span><text:span text:style-name="T9">Campo</text:span><text:span text:style-name="T9"> </text:span><text:span text:style-name="T9">editável</text:span></text:p>
      <text:p text:style-name="P54"/>
      <text:p text:style-name="P54"/>
      <text:p text:style-name="P54">Descrição</text:p>
      <text:p text:style-name="P53"><text:span text:style-name="T9"><text:tab/><text:tab/></text:span><text:span text:style-name="T9">Campo</text:span><text:span text:style-name="T9"> </text:span><text:span text:style-name="T9">editável</text:span><text:span text:style-name="T9"> <text:s text:c="2"/></text:span></text:p>
      <text:p text:style-name="P55"/>
      <text:p text:style-name="P55"/>
      <text:p text:style-name="P56"><text:span text:style-name="T9">6. </text:span><text:span text:style-name="T9">Diagnóstico</text:span><text:span text:style-name="T9"> </text:span><text:span text:style-name="T9">e</text:span><text:span text:style-name="T9"> </text:span><text:span text:style-name="T9">Intervenção</text:span></text:p>
      <text:p text:style-name="P57"/>
      <text:p text:style-name="P56"><text:span text:style-name="T9"><text:tab/><text:tab/>6.1 </text:span><text:span text:style-name="T9">Estado</text:span><text:span text:style-name="T9"> </text:span><text:span text:style-name="T9">de</text:span><text:span text:style-name="T9"> </text:span><text:span text:style-name="T9">Conservação</text:span><text:span text:style-name="T9"> </text:span><text:span text:style-name="T9">e</text:span><text:span text:style-name="T9"> </text:span><text:span text:style-name="T9">Preservação</text:span></text:p>
      <text:p text:style-name="P56"><text:span text:style-name="T9"><text:tab/><text:tab/><text:tab/><text:tab/></text:span><text:span text:style-name="T9">Campo</text:span><text:span text:style-name="T9"> </text:span><text:span text:style-name="T9">Editável</text:span></text:p>
      <text:p text:style-name="P57"><text:soft-page-break/><text:tab/><text:tab/></text:p>
      <text:p text:style-name="P56"><text:span text:style-name="T9"><text:tab/><text:tab/><text:tab/></text:span><text:span text:style-name="T10">Estado</text:span><text:span text:style-name="T10"> </text:span><text:span text:style-name="T10">de</text:span><text:span text:style-name="T10"> </text:span><text:span text:style-name="T10">Preservação</text:span></text:p>
      <text:p text:style-name="P56"><text:span text:style-name="T9"><text:tab/><text:tab/><text:tab/><text:tab/></text:span><text:span text:style-name="T9">Lista</text:span><text:span text:style-name="T9"> </text:span><text:span text:style-name="T9">em</text:span><text:span text:style-name="T9"> </text:span><text:span text:style-name="T9">ordem</text:span><text:span text:style-name="T9"> </text:span><text:span text:style-name="T9">alfabética</text:span><text:span text:style-name="T9"> </text:span><text:span text:style-name="T9">com</text:span><text:span text:style-name="T9"> </text:span><text:span text:style-name="T9">as</text:span><text:span text:style-name="T9"> </text:span><text:span text:style-name="T9">opções</text:span><text:span text:style-name="T9"> </text:span><text:span text:style-name="T9">abaixo</text:span></text:p>
      <text:p text:style-name="P56"><text:span text:style-name="T9"><text:tab/><text:tab/><text:tab/><text:tab/></text:span><text:span text:style-name="T9">íntegro</text:span></text:p>
      <text:p text:style-name="P56"><text:span text:style-name="T9"><text:tab/><text:tab/><text:tab/><text:tab/></text:span><text:span text:style-name="T9">pouco</text:span><text:span text:style-name="T9"> </text:span><text:span text:style-name="T9">alterado</text:span></text:p>
      <text:p text:style-name="P56"><text:span text:style-name="T9"><text:tab/><text:tab/><text:tab/><text:tab/></text:span><text:span text:style-name="T9">muito</text:span><text:span text:style-name="T9"> </text:span><text:span text:style-name="T9">alterado</text:span></text:p>
      <text:p text:style-name="P56"><text:span text:style-name="T9"><text:tab/><text:tab/><text:tab/><text:tab/></text:span><text:span text:style-name="T15">descaraterizado</text:span></text:p>
      <text:p text:style-name="P57"/>
      <text:p text:style-name="P56"><text:span text:style-name="T9"><text:tab/><text:tab/><text:tab/></text:span><text:span text:style-name="T10">Estado</text:span><text:span text:style-name="T10"> </text:span><text:span text:style-name="T10">de</text:span><text:span text:style-name="T10"> </text:span><text:span text:style-name="T10">Conservação</text:span></text:p>
      <text:p text:style-name="P56"><text:span text:style-name="T9"><text:tab/><text:tab/><text:tab/><text:tab/></text:span><text:span text:style-name="T9">Lista</text:span><text:span text:style-name="T9"> </text:span><text:span text:style-name="T9">em</text:span><text:span text:style-name="T9"> </text:span><text:span text:style-name="T9">ordem</text:span><text:span text:style-name="T9"> </text:span><text:span text:style-name="T9">alfabética</text:span><text:span text:style-name="T9"> </text:span><text:span text:style-name="T9">com</text:span><text:span text:style-name="T9"> </text:span><text:span text:style-name="T9">as</text:span><text:span text:style-name="T9"> </text:span><text:span text:style-name="T9">opções</text:span><text:span text:style-name="T9"> </text:span><text:span text:style-name="T9">abaixo</text:span></text:p>
      <text:p text:style-name="P56"><text:span text:style-name="T9"><text:tab/><text:tab/><text:tab/><text:tab/></text:span><text:span text:style-name="T9">bom</text:span></text:p>
      <text:p text:style-name="P56"><text:span text:style-name="T9"><text:tab/><text:tab/><text:tab/><text:tab/></text:span><text:span text:style-name="T9">precário</text:span></text:p>
      <text:p text:style-name="P56"><text:span text:style-name="T1"><text:tab/><text:tab/><text:tab/><text:tab/></text:span><text:span text:style-name="T5">em</text:span><text:span text:style-name="T5"> </text:span><text:span text:style-name="T5">arruinamento</text:span></text:p>
      <text:p text:style-name="P56"><text:span text:style-name="T5"><text:tab/><text:tab/><text:tab/><text:tab/></text:span><text:span text:style-name="T5">arruinado</text:span></text:p>
      <text:p text:style-name="P58"/>
      <text:p text:style-name="P56"><text:span text:style-name="T5"><text:tab/><text:tab/>6.2 </text:span><text:span text:style-name="T5">Notas</text:span><text:span text:style-name="T5"> </text:span><text:span text:style-name="T5">Estado</text:span><text:span text:style-name="T5"> </text:span><text:span text:style-name="T5">de</text:span><text:span text:style-name="T5"> </text:span><text:span text:style-name="T5">Conservação</text:span></text:p>
      <text:p text:style-name="P56"><text:span text:style-name="T5"><text:tab/><text:tab/><text:tab/><text:tab/></text:span><text:span text:style-name="T5">Campo</text:span><text:span text:style-name="T5"> </text:span><text:span text:style-name="T5">editável</text:span></text:p>
      <text:p text:style-name="P58"/>
      <text:p text:style-name="P56"><text:span text:style-name="T5"><text:tab/><text:tab/>6.3 </text:span><text:span text:style-name="T5">Intervenção</text:span><text:span text:style-name="T5"> </text:span><text:span text:style-name="T5">no</text:span><text:span text:style-name="T5"> </text:span><text:span text:style-name="T5">bem</text:span></text:p>
      <text:p text:style-name="P56"><text:span text:style-name="T5"><text:tab/><text:tab/><text:tab/></text:span><text:span text:style-name="T5">Tipo</text:span><text:span text:style-name="T5"> </text:span><text:span text:style-name="T5">checkbox</text:span><text:span text:style-name="T5"><text:tab/></text:span><text:span text:style-name="T5">Sim</text:span><text:span text:style-name="T5"> – </text:span><text:span text:style-name="T5">Não</text:span></text:p>
      <text:p text:style-name="P56"><text:span text:style-name="T5"><text:tab/><text:tab/><text:tab/></text:span><text:span text:style-name="T5">Somente</text:span><text:span text:style-name="T5"> </text:span><text:span text:style-name="T5">se</text:span><text:span text:style-name="T5"> </text:span><text:span text:style-name="T5">o</text:span><text:span text:style-name="T5"> </text:span><text:span text:style-name="T5">usuário</text:span><text:span text:style-name="T5"> </text:span><text:span text:style-name="T5">escolher</text:span><text:span text:style-name="T5"> </text:span><text:span text:style-name="T5">sim</text:span><text:span text:style-name="T5">, </text:span><text:span text:style-name="T5">os</text:span><text:span text:style-name="T5"> </text:span><text:span text:style-name="T5">campos</text:span><text:span text:style-name="T5"> </text:span><text:span text:style-name="T5">abaixo</text:span><text:span text:style-name="T5"> </text:span><text:span text:style-name="T5">devem</text:span><text:span text:style-name="T5"> </text:span><text:span text:style-name="T5">ser</text:span><text:span text:style-name="T5"> </text:span><text:span text:style-name="T5">liberados</text:span><text:span text:style-name="T5"> </text:span><text:span text:style-name="T5">para</text:span><text:span text:style-name="T5"> </text:span><text:span text:style-name="T5">edição</text:span></text:p>
      <text:p text:style-name="P13"/>
      <text:p text:style-name="P13"><text:tab/><text:tab/><text:tab/><text:tab/></text:p>
      <text:p text:style-name="P59"><text:span text:style-name="T5"><text:s text:c="5"/><text:tab/></text:span><text:span text:style-name="T5">Data</text:span><text:span text:style-name="T5"> </text:span><text:span text:style-name="T5">da</text:span><text:span text:style-name="T5"> </text:span><text:span text:style-name="T5">intervenção</text:span></text:p>
      <text:p text:style-name="P59"><text:span text:style-name="T5"><text:s/><text:tab/><text:tab/></text:span><text:span text:style-name="T5">Campo</text:span><text:span text:style-name="T5"> </text:span><text:span text:style-name="T5">editável</text:span></text:p>
      <text:p text:style-name="P60"><text:s/><text:tab/></text:p>
      <text:p text:style-name="P59"><text:span text:style-name="T5"><text:s/><text:tab/></text:span><text:span text:style-name="T5">Responsável</text:span><text:span text:style-name="T5"> </text:span><text:span text:style-name="T5">pela</text:span><text:span text:style-name="T5"> </text:span><text:span text:style-name="T5">Intervenção</text:span></text:p>
      <text:p text:style-name="P59"><text:span text:style-name="T5"><text:s/><text:tab/><text:tab/></text:span><text:span text:style-name="T5">Campo</text:span><text:span text:style-name="T5"> </text:span><text:span text:style-name="T5">editável</text:span></text:p>
      <text:p text:style-name="P60"/>
      <text:p text:style-name="P59"><text:span text:style-name="T5"><text:tab/></text:span><text:span text:style-name="T5">Descrição</text:span></text:p>
      <text:p text:style-name="P59"><text:span text:style-name="T5"><text:tab/><text:tab/></text:span><text:span text:style-name="T5">Campo</text:span><text:span text:style-name="T5"> </text:span><text:span text:style-name="T5">editável</text:span></text:p>
      <text:p text:style-name="P60"><text:tab/></text:p>
      <text:p text:style-name="P59"><text:span text:style-name="T5"><text:tab/></text:span><text:span text:style-name="T5">Opção</text:span><text:span text:style-name="T5"> </text:span><text:span text:style-name="T5">para</text:span><text:span text:style-name="T5"> </text:span><text:span text:style-name="T5">adicionar</text:span><text:span text:style-name="T5"> </text:span><text:span text:style-name="T5">outra</text:span><text:span text:style-name="T5"> </text:span><text:span text:style-name="T5">intervenção</text:span><text:span text:style-name="T5">, </text:span><text:span text:style-name="T5">caso</text:span><text:span text:style-name="T5"> </text:span><text:span text:style-name="T5">haja</text:span><text:span text:style-name="T5"> </text:span><text:span text:style-name="T5">mais</text:span><text:span text:style-name="T5"> </text:span><text:span text:style-name="T5">de</text:span><text:span text:style-name="T5"> </text:span><text:span text:style-name="T5">uma</text:span><text:span text:style-name="T5">.</text:span></text:p>
      <text:p text:style-name="P60"/>
      <text:p text:style-name="P61"><text:span text:style-name="T5">7. </text:span><text:span text:style-name="T5">Condições</text:span><text:span text:style-name="T5"> </text:span><text:span text:style-name="T5">de</text:span><text:span text:style-name="T5"> </text:span><text:span text:style-name="T5">disponibilidade</text:span><text:span text:style-name="T5">, </text:span><text:span text:style-name="T5">uso</text:span><text:span text:style-name="T5"> </text:span><text:span text:style-name="T5">e</text:span><text:span text:style-name="T5"> </text:span><text:span text:style-name="T5">proteção</text:span></text:p>
      <text:p text:style-name="P13"/>
      <text:p text:style-name="P59"><text:span text:style-name="T7">Disponibilidade</text:span><text:span text:style-name="T7">:</text:span></text:p>
      <text:p text:style-name="P6"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/text:p>
      <text:p text:style-name="P6"><text:span text:style-name="T5"><text:tab/><text:tab/></text:span><text:span text:style-name="T5">Acervo</text:span><text:span text:style-name="T5"> (</text:span><text:span text:style-name="T5">Estante</text:span><text:span text:style-name="T5">, </text:span><text:span text:style-name="T5">Reserva</text:span><text:span text:style-name="T5"> </text:span><text:span text:style-name="T5">Técnica</text:span><text:span text:style-name="T5">, </text:span><text:span text:style-name="T5">etc</text:span><text:span text:style-name="T5">);</text:span></text:p>
      <text:p text:style-name="P6"><text:span text:style-name="T5"><text:tab/><text:tab/></text:span><text:span text:style-name="T5">Evento</text:span><text:span text:style-name="T5"> (</text:span><text:span text:style-name="T5">Exposição</text:span><text:span text:style-name="T5">, </text:span><text:span text:style-name="T5">Feira</text:span><text:span text:style-name="T5">, </text:span><text:span text:style-name="T5">etc</text:span><text:span text:style-name="T5">);</text:span></text:p>
      <text:p text:style-name="P6"><text:span text:style-name="T5"><text:tab/><text:tab/></text:span><text:span text:style-name="T5">Exposição</text:span><text:span text:style-name="T5"> </text:span><text:span text:style-name="T5">Permanente</text:span></text:p>
      <text:p text:style-name="P6"><text:span text:style-name="T5"><text:tab/><text:tab/></text:span><text:span text:style-name="T5">Empréstimo</text:span></text:p>
      <text:p text:style-name="P6"><text:span text:style-name="T5"><text:tab/><text:tab/></text:span><text:span text:style-name="T5">Restauro</text:span><text:span text:style-name="T5"> (</text:span><text:span text:style-name="T5">Encadernação</text:span><text:span text:style-name="T5">, </text:span><text:span text:style-name="T5">Pequenos</text:span><text:span text:style-name="T5"> </text:span><text:span text:style-name="T5">Consertos</text:span><text:span text:style-name="T5">, </text:span><text:span text:style-name="T5">etc</text:span><text:span text:style-name="T5">).</text:span></text:p>
      <text:p text:style-name="P6"><text:soft-page-break/><text:span text:style-name="T5"><text:tab/><text:tab/></text:span><text:span text:style-name="T5">Baixa</text:span><text:span text:style-name="T5"> </text:span><text:span text:style-name="T5">do</text:span><text:span text:style-name="T5"> </text:span><text:span text:style-name="T5">Patrimônio</text:span></text:p>
      <text:p text:style-name="P13"><text:tab/></text:p>
      <text:p text:style-name="P6"><text:span text:style-name="T5"><text:tab/> </text:span><text:span text:style-name="T5">Se</text:span><text:span text:style-name="T5"> </text:span><text:span text:style-name="T5">opção</text:span><text:span text:style-name="T5"> </text:span><text:span text:style-name="T5">no</text:span><text:span text:style-name="T5"> </text:span><text:span text:style-name="T5">campo</text:span><text:span text:style-name="T5"> </text:span><text:span text:style-name="T5">Disponibilidade</text:span><text:span text:style-name="T5"> </text:span><text:span text:style-name="T5">for</text:span><text:span text:style-name="T5"> ''</text:span><text:span text:style-name="T5">Acervo</text:span><text:span text:style-name="T5">'', </text:span><text:span text:style-name="T5">liberar</text:span><text:span text:style-name="T5"> </text:span><text:span text:style-name="T5">essa</text:span><text:span text:style-name="T5"> </text:span><text:span text:style-name="T5">opção</text:span><text:span text:style-name="T5"> </text:span><text:span text:style-name="T5">para</text:span><text:span text:style-name="T5"> </text:span><text:span text:style-name="T5">preenchimento</text:span></text:p>
      <text:p text:style-name="P6"><text:span text:style-name="T5"><text:tab/></text:span><text:span text:style-name="T7">Condições</text:span><text:span text:style-name="T7"> </text:span><text:span text:style-name="T7">de</text:span><text:span text:style-name="T7"> </text:span><text:span text:style-name="T7">Acesso</text:span><text:span text:style-name="T7">:</text:span></text:p>
      <text:p text:style-name="P6"><text:span text:style-name="T5"><text:tab/></text:span><text:span text:style-name="T5">Tipo</text:span><text:span text:style-name="T5"> </text:span><text:span text:style-name="T5">Checkbox</text:span><text:span text:style-name="T5"><text:tab/></text:span></text:p>
      <text:p text:style-name="P6"><text:span text:style-name="T5"><text:tab/><text:tab/></text:span><text:span text:style-name="T5">Livre</text:span></text:p>
      <text:p text:style-name="P6"><text:span text:style-name="T1"><text:tab/> <text:s/></text:span><text:span text:style-name="T5"><text:tab/></text:span><text:span text:style-name="T5">Sob</text:span><text:span text:style-name="T5"> </text:span><text:span text:style-name="T5">Consulta</text:span></text:p>
      <text:p text:style-name="P13"/>
      <text:p text:style-name="P6"><text:span text:style-name="T5">Se</text:span><text:span text:style-name="T5"> </text:span><text:span text:style-name="T5">opção</text:span><text:span text:style-name="T5"> </text:span><text:span text:style-name="T5">no</text:span><text:span text:style-name="T5"> </text:span><text:span text:style-name="T5">campo</text:span><text:span text:style-name="T5"> </text:span><text:span text:style-name="T5">Disponibilidade</text:span><text:span text:style-name="T5"> </text:span><text:span text:style-name="T5">for</text:span><text:span text:style-name="T5"> </text:span><text:span text:style-name="T5">diferente</text:span><text:span text:style-name="T5"> </text:span><text:span text:style-name="T5">de</text:span><text:span text:style-name="T5"> “</text:span><text:span text:style-name="T5">Acervo</text:span><text:span text:style-name="T5">” </text:span><text:span text:style-name="T5">e</text:span><text:span text:style-name="T5"> “</text:span><text:span text:style-name="T5">Baixa</text:span><text:span text:style-name="T5"> </text:span><text:span text:style-name="T5">do</text:span><text:span text:style-name="T5"> </text:span><text:span text:style-name="T5">Patrimônio</text:span><text:span text:style-name="T5">”, </text:span><text:span text:style-name="T5">liberar</text:span><text:span text:style-name="T5"> </text:span><text:span text:style-name="T5">essa</text:span><text:span text:style-name="T5"> </text:span><text:span text:style-name="T5">opção</text:span><text:span text:style-name="T5"> </text:span><text:span text:style-name="T5">para</text:span><text:span text:style-name="T5"> </text:span><text:span text:style-name="T5">preenchimento</text:span></text:p>
      <text:p text:style-name="P6"><text:span text:style-name="T5">Data</text:span><text:span text:style-name="T5"> </text:span><text:span text:style-name="T5">de</text:span><text:span text:style-name="T5"> </text:span><text:span text:style-name="T5">Retorno</text:span><text:span text:style-name="T5">:</text:span></text:p>
      <text:p text:style-name="P6"><text:span text:style-name="T5"><text:tab/></text:span><text:span text:style-name="T5">Campo</text:span><text:span text:style-name="T5"> </text:span><text:span text:style-name="T5">editável</text:span></text:p>
      <text:p text:style-name="P13"><text:tab/></text:p>
      <text:p text:style-name="P6"><text:span text:style-name="T5"><text:tab/></text:span><text:span text:style-name="T7">Condições</text:span><text:span text:style-name="T7"> </text:span><text:span text:style-name="T7">de</text:span><text:span text:style-name="T7"> </text:span><text:span text:style-name="T7">Reprodução</text:span><text:span text:style-name="T7">:</text:span></text:p>
      <text:p text:style-name="P6"><text:span text:style-name="T5"><text:tab/></text:span><text:span text:style-name="T5">Tipo</text:span><text:span text:style-name="T5"> </text:span><text:span text:style-name="T5">Checkbox</text:span><text:span text:style-name="T5"><text:tab/></text:span></text:p>
      <text:p text:style-name="P6"><text:span text:style-name="T5"><text:tab/><text:tab/></text:span><text:span text:style-name="T5">Não</text:span></text:p>
      <text:p text:style-name="P6"><text:span text:style-name="T5"><text:tab/> <text:s/><text:tab/></text:span><text:span text:style-name="T5">Sob</text:span><text:span text:style-name="T5"> </text:span><text:span text:style-name="T5">Consulta</text:span></text:p>
      <text:p text:style-name="P13"><text:tab/></text:p>
      <text:p text:style-name="P6"><text:span text:style-name="T5"><text:tab/></text:span><text:span text:style-name="T5">Notas</text:span><text:span text:style-name="T5"> </text:span><text:span text:style-name="T5">sobre</text:span><text:span text:style-name="T5"> </text:span><text:span text:style-name="T5">Uso</text:span><text:span text:style-name="T5"> </text:span><text:span text:style-name="T5">e</text:span><text:span text:style-name="T5"> </text:span><text:span text:style-name="T5">Aproveitamento</text:span></text:p>
      <text:p text:style-name="P6"><text:span text:style-name="T5"><text:tab/><text:tab/></text:span><text:span text:style-name="T5">Campo</text:span><text:span text:style-name="T5"> </text:span><text:span text:style-name="T5">editável</text:span></text:p>
      <text:p text:style-name="P13"/>
      <text:p text:style-name="P6"><text:span text:style-name="T5"><text:tab/></text:span><text:span text:style-name="T7">Proteção</text:span><text:span text:style-name="T7">:</text:span></text:p>
      <text:p text:style-name="P6"><text:span text:style-name="T5"><text:tab/></text:span><text:span text:style-name="T5">Tipo</text:span><text:span text:style-name="T5"> </text:span><text:span text:style-name="T5">Checkbox</text:span><text:span text:style-name="T5"><text:tab/></text:span></text:p>
      <text:p text:style-name="P6"><text:span text:style-name="T5"><text:tab/><text:tab/></text:span><text:span text:style-name="T5">Sim</text:span></text:p>
      <text:p text:style-name="P6"><text:span text:style-name="T5"><text:tab/><text:tab/></text:span><text:span text:style-name="T5">Não</text:span></text:p>
      <text:p text:style-name="P6"><text:span text:style-name="T5"><text:tab/> <text:s/><text:tab/></text:span><text:span text:style-name="T5">Em</text:span><text:span text:style-name="T5"> </text:span><text:span text:style-name="T5">Processo</text:span></text:p>
      <text:p text:style-name="P13"/>
      <text:p text:style-name="P6"><text:span text:style-name="T5"><text:tab/><text:tab/></text:span><text:span text:style-name="T5">Caso</text:span><text:span text:style-name="T5"> </text:span><text:span text:style-name="T5">a</text:span><text:span text:style-name="T5"> </text:span><text:span text:style-name="T5">opção</text:span><text:span text:style-name="T5"> </text:span><text:span text:style-name="T5">seja</text:span><text:span text:style-name="T5"> ''</text:span><text:span text:style-name="T5">Não</text:span><text:span text:style-name="T5">'', </text:span><text:span text:style-name="T5">não</text:span><text:span text:style-name="T5"> </text:span><text:span text:style-name="T5">mostrar</text:span><text:span text:style-name="T5"> </text:span><text:span text:style-name="T5">os</text:span><text:span text:style-name="T5"> </text:span><text:span text:style-name="T5">campos</text:span><text:span text:style-name="T5"> </text:span><text:span text:style-name="T5">abaixo</text:span></text:p>
      <text:p text:style-name="P6"><text:span text:style-name="T5"><text:tab/><text:tab/></text:span><text:span text:style-name="T7">Instituição</text:span><text:span text:style-name="T7">:</text:span></text:p>
      <text:p text:style-name="P6"><text:span text:style-name="T5"><text:tab/><text:tab/><text:tab/></text:span><text:span text:style-name="T5">Campo</text:span><text:span text:style-name="T5"> </text:span><text:span text:style-name="T5">Editável</text:span></text:p>
      <text:p text:style-name="P13"><text:tab/></text:p>
      <text:p text:style-name="P6"><text:span text:style-name="T5"><text:tab/><text:tab/></text:span><text:span text:style-name="T7">Legislação</text:span><text:span text:style-name="T7">/</text:span><text:span text:style-name="T7">Número</text:span><text:span text:style-name="T7"> </text:span><text:span text:style-name="T7">do</text:span><text:span text:style-name="T7"> </text:span><text:span text:style-name="T7">Processo</text:span><text:span text:style-name="T7">:</text:span></text:p>
      <text:p text:style-name="P11"><text:span text:style-name="T5"><text:tab/><text:tab/><text:tab/></text:span><text:span text:style-name="T5">Campo</text:span><text:span text:style-name="T5"> </text:span><text:span text:style-name="T5">Editável</text:span></text:p>
      <text:p text:style-name="P13"/>
      <text:p text:style-name="P60"/>
      <text:p text:style-name="P6"><text:span text:style-name="T5">8. </text:span><text:span text:style-name="T5">Histórico</text:span><text:span text:style-name="T5"> </text:span><text:span text:style-name="T5">e</text:span><text:span text:style-name="T5"> </text:span><text:span text:style-name="T5">Procedência</text:span></text:p>
      <text:p text:style-name="P13"/>
      <text:p text:style-name="P6"><text:span text:style-name="T7">Tipo</text:span><text:span text:style-name="T7"> </text:span><text:span text:style-name="T7">de</text:span><text:span text:style-name="T7"> </text:span><text:span text:style-name="T7">Aquisição</text:span><text:span text:style-name="T7">:</text:span></text:p>
      <text:p text:style-name="P6"><text:span text:style-name="T5">Lista</text:span><text:span text:style-name="T5"> </text:span><text:span text:style-name="T5">em</text:span><text:span text:style-name="T5"> </text:span><text:span text:style-name="T5">ordem</text:span><text:span text:style-name="T5"> </text:span><text:span text:style-name="T5">alfabética</text:span><text:span text:style-name="T5"> </text:span><text:span text:style-name="T5">com</text:span><text:span text:style-name="T5"> </text:span><text:span text:style-name="T5">as</text:span><text:span text:style-name="T5"> </text:span><text:span text:style-name="T5">opções</text:span><text:span text:style-name="T5"> </text:span><text:span text:style-name="T5">abaixo</text:span></text:p>
      <text:p text:style-name="P13">Compra</text:p>
      <text:p text:style-name="P6"><text:span text:style-name="T5"><text:tab/><text:tab/></text:span><text:span text:style-name="T5">Permuta</text:span></text:p>
      <text:p text:style-name="P6"><text:span text:style-name="T5"><text:tab/><text:tab/></text:span><text:span text:style-name="T5">Doação</text:span><text:span text:style-name="T5"> </text:span><text:span text:style-name="T5">Institucional</text:span></text:p>
      <text:p text:style-name="P6"><text:span text:style-name="T5"><text:tab/><text:tab/></text:span><text:span text:style-name="T5">Doação</text:span><text:span text:style-name="T5"> </text:span><text:span text:style-name="T5">Pessoal</text:span></text:p>
      <text:p text:style-name="P6"><text:span text:style-name="T5"><text:tab/><text:tab/></text:span><text:span text:style-name="T5">Comodato</text:span></text:p>
      <text:p text:style-name="P62"><text:soft-page-break/></text:p>
      <text:p text:style-name="P62"/>
      <text:p text:style-name="P64"><text:span text:style-name="T7">Valor</text:span><text:span text:style-name="T7"> </text:span><text:span text:style-name="T7">Venal</text:span><text:span text:style-name="T7"> </text:span><text:span text:style-name="T7">da</text:span><text:span text:style-name="T7"> </text:span><text:span text:style-name="T7">Época</text:span><text:span text:style-name="T7"> </text:span><text:span text:style-name="T7">da</text:span><text:span text:style-name="T7"> </text:span><text:span text:style-name="T7">Transação</text:span><text:span text:style-name="T7">:</text:span></text:p>
      <text:p text:style-name="P64"><text:span text:style-name="T5"><text:s/><text:tab/></text:span><text:span text:style-name="T5">Campo</text:span><text:span text:style-name="T5"> </text:span><text:span text:style-name="T5">editável</text:span></text:p>
      <text:p text:style-name="P62"/>
      <text:p text:style-name="P64"><text:span text:style-name="T7">Dados</text:span><text:span text:style-name="T7"> </text:span><text:span text:style-name="T7">do</text:span><text:span text:style-name="T7"> </text:span><text:span text:style-name="T7">Documento</text:span><text:span text:style-name="T7"> </text:span><text:span text:style-name="T7">de</text:span><text:span text:style-name="T7"> </text:span><text:span text:style-name="T7">Aquisição</text:span><text:span text:style-name="T7">:</text:span></text:p>
      <text:p text:style-name="P64"><text:span text:style-name="T5"><text:tab/></text:span><text:span text:style-name="T5">Campo</text:span><text:span text:style-name="T5"> </text:span><text:span text:style-name="T5">editável</text:span></text:p>
      <text:p text:style-name="P62"/>
      <text:p text:style-name="P64"><text:span text:style-name="T7">Primeiro</text:span><text:span text:style-name="T7"> </text:span><text:span text:style-name="T7">Proprietário</text:span></text:p>
      <text:p text:style-name="P64"><text:span text:style-name="T5"><text:tab/></text:span><text:span text:style-name="T5">Campo</text:span><text:span text:style-name="T5"> </text:span><text:span text:style-name="T5">editável</text:span></text:p>
      <text:p text:style-name="P62"/>
      <text:p text:style-name="P63">Histórico</text:p>
      <text:p text:style-name="P64"><text:span text:style-name="T5"><text:tab/></text:span><text:span text:style-name="T5">Campo</text:span><text:span text:style-name="T5"> </text:span><text:span text:style-name="T5">editável</text:span></text:p>
      <text:p text:style-name="P62"/>
      <text:p text:style-name="P64"><text:span text:style-name="T7">Instrimentos</text:span><text:span text:style-name="T7"> </text:span><text:span text:style-name="T7">de</text:span><text:span text:style-name="T7"> </text:span><text:span text:style-name="T7">Pesquisa</text:span></text:p>
      <text:p text:style-name="P64"><text:span text:style-name="T5"><text:tab/></text:span><text:span text:style-name="T5">Campo</text:span><text:span text:style-name="T5"> </text:span><text:span text:style-name="T5">editável</text:span></text:p>
      <text:p text:style-name="P62"/>
      <text:p text:style-name="P13"/>
      <text:p text:style-name="P6"><text:span text:style-name="T5">9. </text:span><text:span text:style-name="T5">Assuntos</text:span><text:span text:style-name="T5"> </text:span><text:span text:style-name="T5">e</text:span><text:span text:style-name="T5"> </text:span><text:span text:style-name="T5">Descritores</text:span></text:p>
      <text:p text:style-name="P13"/>
      <text:p text:style-name="P6"><text:span text:style-name="T5">9.1<text:tab/></text:span><text:span text:style-name="T5">Descritor</text:span></text:p>
      <text:p text:style-name="P6"><text:span text:style-name="T5">Campo</text:span><text:span text:style-name="T5"> </text:span><text:span text:style-name="T5">editável</text:span><text:span text:style-name="T5"> </text:span><text:span text:style-name="T5">com</text:span><text:span text:style-name="T5"> </text:span><text:span text:style-name="T5">a</text:span><text:span text:style-name="T5"> </text:span><text:span text:style-name="T5">seguinte</text:span><text:span text:style-name="T5"> </text:span><text:span text:style-name="T5">Descrição</text:span><text:span text:style-name="T5"> </text:span><text:span text:style-name="T5">antes</text:span><text:span text:style-name="T5"> </text:span><text:span text:style-name="T5">de</text:span><text:span text:style-name="T5"> </text:span><text:span text:style-name="T5">ser</text:span><text:span text:style-name="T5"> </text:span><text:span text:style-name="T5">preenchido</text:span></text:p>
      <text:p text:style-name="P6"><text:span text:style-name="T5"><text:s/></text:span><text:span text:style-name="T5">Descrição</text:span><text:span text:style-name="T5">: '' </text:span><text:span text:style-name="T5">Termos</text:span><text:span text:style-name="T5"> </text:span><text:span text:style-name="T5">controlados</text:span><text:span text:style-name="T5">, </text:span><text:span text:style-name="T5">retirados</text:span><text:span text:style-name="T5"> </text:span><text:span text:style-name="T5">de</text:span><text:span text:style-name="T5"> </text:span><text:span text:style-name="T5">um</text:span><text:span text:style-name="T5"> </text:span><text:span text:style-name="T5">vocabulário</text:span><text:span text:style-name="T5"> </text:span><text:span text:style-name="T5">pré</text:span><text:span text:style-name="T5">-</text:span><text:span text:style-name="T5">definido</text:span><text:span text:style-name="T5">, </text:span><text:span text:style-name="T5">que</text:span><text:span text:style-name="T5"> </text:span><text:span text:style-name="T5">traduzem</text:span><text:span text:style-name="T5"> </text:span><text:span text:style-name="T5">o</text:span><text:span text:style-name="T5"> </text:span><text:span text:style-name="T5">conteúdo</text:span><text:span text:style-name="T5"> </text:span><text:span text:style-name="T5">temático</text:span><text:span text:style-name="T5"> </text:span><text:span text:style-name="T5">do</text:span><text:span text:style-name="T5"> </text:span><text:span text:style-name="T5">bem</text:span><text:span text:style-name="T5"> </text:span><text:span text:style-name="T5">patrimonial</text:span><text:span text:style-name="T5">. </text:span><text:span text:style-name="T5">Limite</text:span><text:span text:style-name="T5"> </text:span><text:span text:style-name="T5">de</text:span><text:span text:style-name="T5"> 5 </text:span><text:span text:style-name="T5">palavras</text:span><text:span text:style-name="T5"> </text:span><text:span text:style-name="T5">chave</text:span><text:span text:style-name="T5">''</text:span></text:p>
      <text:p text:style-name="P13"/>
      <text:p text:style-name="P6"><text:span text:style-name="T5">Limitar</text:span><text:span text:style-name="T5"> </text:span><text:span text:style-name="T5">até</text:span><text:span text:style-name="T5"> </text:span><text:span text:style-name="T5">cinco</text:span><text:span text:style-name="T5"> </text:span><text:span text:style-name="T5">palavra</text:span><text:span text:style-name="T5"> </text:span><text:span text:style-name="T5">chave</text:span><text:span text:style-name="T5"> </text:span><text:span text:style-name="T5">para</text:span><text:span text:style-name="T5"> </text:span><text:span text:style-name="T5">cada</text:span><text:span text:style-name="T5"> </text:span><text:span text:style-name="T5">bem</text:span><text:span text:style-name="T5"> </text:span><text:span text:style-name="T5">patrimonial</text:span><text:span text:style-name="T5">.</text:span></text:p>
      <text:p text:style-name="P13"/>
      <text:p text:style-name="P6"><text:span text:style-name="T5">9.2<text:tab/></text:span><text:span text:style-name="T5">Assunto</text:span></text:p>
      <text:p text:style-name="P6"><text:span text:style-name="T5">Campo</text:span><text:span text:style-name="T5"> </text:span><text:span text:style-name="T5">editável</text:span><text:span text:style-name="T5"> </text:span><text:span text:style-name="T5">com</text:span><text:span text:style-name="T5"> </text:span><text:span text:style-name="T5">a</text:span><text:span text:style-name="T5"> </text:span><text:span text:style-name="T5">seguinte</text:span><text:span text:style-name="T5"> </text:span><text:span text:style-name="T5">Descrição</text:span><text:span text:style-name="T5"> </text:span><text:span text:style-name="T5">antes</text:span><text:span text:style-name="T5"> </text:span><text:span text:style-name="T5">de</text:span><text:span text:style-name="T5"> </text:span><text:span text:style-name="T5">ser</text:span><text:span text:style-name="T5"> </text:span><text:span text:style-name="T5">preenchido</text:span></text:p>
      <text:p text:style-name="P6"><text:span text:style-name="T5">Descrição</text:span><text:span text:style-name="T5">: </text:span><text:span text:style-name="T5">palavras</text:span><text:span text:style-name="T5">-</text:span><text:span text:style-name="T5">chave</text:span><text:span text:style-name="T5"> </text:span><text:span text:style-name="T5">que</text:span><text:span text:style-name="T5"> </text:span><text:span text:style-name="T5">traduzem</text:span><text:span text:style-name="T5"> </text:span><text:span text:style-name="T5">o</text:span><text:span text:style-name="T5"> </text:span><text:span text:style-name="T5">conteúdo</text:span><text:span text:style-name="T5"> </text:span><text:span text:style-name="T5">temático</text:span><text:span text:style-name="T5"> </text:span><text:span text:style-name="T5">do</text:span><text:span text:style-name="T5"> </text:span><text:span text:style-name="T5">bem</text:span><text:span text:style-name="T5"> </text:span><text:span text:style-name="T5">patrimonial</text:span></text:p>
      <text:p text:style-name="P13"/>
      <text:p text:style-name="P13"/>
      <text:p text:style-name="P6"><text:span text:style-name="T5">10. </text:span><text:span text:style-name="T5">Fonte</text:span><text:span text:style-name="T5"> </text:span><text:span text:style-name="T5">de</text:span><text:span text:style-name="T5"> </text:span><text:span text:style-name="T5">Informação</text:span></text:p>
      <text:p text:style-name="P13"/>
      <text:p text:style-name="P6"><text:span text:style-name="T5"><text:tab/><text:tab/></text:span><text:span text:style-name="T5">Campo</text:span><text:span text:style-name="T5"> </text:span><text:span text:style-name="T5">editável</text:span><text:span text:style-name="T5"> </text:span><text:span text:style-name="T5">com</text:span><text:span text:style-name="T5"> </text:span><text:span text:style-name="T5">opção</text:span><text:span text:style-name="T5"> </text:span><text:span text:style-name="T5">de</text:span><text:span text:style-name="T5"> </text:span><text:span text:style-name="T5">abrir</text:span><text:span text:style-name="T5"> </text:span><text:span text:style-name="T5">novos</text:span><text:span text:style-name="T5"> </text:span><text:span text:style-name="T5">campos</text:span><text:span text:style-name="T5"> </text:span><text:span text:style-name="T5">para</text:span><text:span text:style-name="T5"> </text:span><text:span text:style-name="T5">mais</text:span><text:span text:style-name="T5"> </text:span><text:span text:style-name="T5">de</text:span><text:span text:style-name="T5"> </text:span><text:span text:style-name="T5">uma</text:span><text:span text:style-name="T5"> </text:span><text:span text:style-name="T5">fonte</text:span><text:span text:style-name="T5">.</text:span></text:p>
      <text:p text:style-name="P60"/>
      <text:p text:style-name="P6"><text:span text:style-name="T5">11. </text:span><text:span text:style-name="T5">Responsável</text:span><text:span text:style-name="T5"> </text:span><text:span text:style-name="T5">pela</text:span><text:span text:style-name="T5"> </text:span><text:span text:style-name="T5">Pesquisa</text:span></text:p>
      <text:p text:style-name="P13"/>
      <text:p text:style-name="P6"><text:span text:style-name="T5"><text:tab/></text:span><text:span text:style-name="T5">Os</text:span><text:span text:style-name="T5"> </text:span><text:span text:style-name="T5">Campos</text:span><text:span text:style-name="T5"> </text:span><text:span text:style-name="T5">Abaixo</text:span><text:span text:style-name="T5"> </text:span><text:span text:style-name="T5">são</text:span><text:span text:style-name="T5"> </text:span><text:span text:style-name="T5">do</text:span><text:span text:style-name="T5"> </text:span><text:span text:style-name="T5">tipo</text:span><text:span text:style-name="T5"> </text:span><text:span text:style-name="T5">editáveis</text:span><text:span text:style-name="T5">, </text:span><text:span text:style-name="T5">com</text:span><text:span text:style-name="T5"> </text:span><text:span text:style-name="T5">opção</text:span><text:span text:style-name="T5"> </text:span><text:span text:style-name="T5">de</text:span><text:span text:style-name="T5"> </text:span><text:span text:style-name="T5">adiconar</text:span><text:span text:style-name="T5"> </text:span><text:span text:style-name="T5">mais</text:span><text:span text:style-name="T5"> </text:span><text:span text:style-name="T5">de</text:span><text:span text:style-name="T5"> </text:span><text:span text:style-name="T5">um</text:span><text:span text:style-name="T5"> </text:span><text:span text:style-name="T5">responsável</text:span><text:span text:style-name="T5"> </text:span><text:span text:style-name="T5">pela</text:span><text:span text:style-name="T5"> <text:tab/></text:span><text:span text:style-name="T5">pesquisa</text:span></text:p>
      <text:p text:style-name="P62"/>
      <text:p text:style-name="P64"><text:span text:style-name="T5">12.1<text:tab/></text:span><text:span text:style-name="T5">Nome</text:span></text:p>
      <text:p text:style-name="P64"><text:span text:style-name="T5">12.2<text:tab/></text:span><text:span text:style-name="T5">Data</text:span></text:p>
      <text:p text:style-name="P64"><text:span text:style-name="T5">12.3<text:tab/></text:span><text:span text:style-name="T5">Notas</text:span><text:span text:style-name="T5"> </text:span><text:span text:style-name="T5">do</text:span><text:span text:style-name="T5"> </text:span><text:span text:style-name="T5">Pesquisador</text:span></text:p>
      <text:p text:style-name="P62"><text:soft-page-break/></text:p>
      <text:p text:style-name="P13"><text:tab/></text:p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0%" fo:text-align="center" style:justify-single-word="false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1.27cm"/>
      </text:list-level-style-number>
      <text:list-level-style-number text:level="2" text:style-name="List1Level1" style:num-suffix="." style:num-format="a">
        <style:list-level-properties text:space-before="1.905cm" text:min-label-width="1.27cm"/>
      </text:list-level-style-number>
      <text:list-level-style-number text:level="3" text:style-name="List1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1Level3" style:num-suffix="." style:num-format="1">
        <style:list-level-properties text:space-before="4.445cm" text:min-label-width="1.27cm"/>
      </text:list-level-style-number>
      <text:list-level-style-number text:level="5" text:style-name="List1Level4" style:num-suffix="." style:num-format="a">
        <style:list-level-properties text:space-before="5.715cm" text:min-label-width="1.27cm"/>
      </text:list-level-style-number>
      <text:list-level-style-number text:level="6" text:style-name="List1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1Level6" style:num-suffix="." style:num-format="1">
        <style:list-level-properties text:space-before="8.255cm" text:min-label-width="1.27cm"/>
      </text:list-level-style-number>
      <text:list-level-style-number text:level="8" text:style-name="List1Level7" style:num-suffix="." style:num-format="a">
        <style:list-level-properties text:space-before="9.525cm" text:min-label-width="1.27cm"/>
      </text:list-level-style-number>
      <text:list-level-style-number text:level="9" text:style-name="List1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1">
        <style:list-level-properties text:space-before="1.905cm"/>
      </text:list-level-style-number>
      <text:list-level-style-number text:level="3" text:style-name="List2Level2" style:num-suffix="." style:num-format="1">
        <style:list-level-properties text:space-before="3.493cm"/>
      </text:list-level-style-number>
      <text:list-level-style-number text:level="4" text:style-name="List2Level3" style:num-suffix="." style:num-format="1">
        <style:list-level-properties text:space-before="4.445cm"/>
      </text:list-level-style-number>
      <text:list-level-style-number text:level="5" text:style-name="List2Level4" style:num-suffix="." style:num-format="1">
        <style:list-level-properties text:space-before="5.715cm"/>
      </text:list-level-style-number>
      <text:list-level-style-number text:level="6" text:style-name="List2Level5" style:num-suffix="." style:num-format="1">
        <style:list-level-properties text:space-before="7.303cm"/>
      </text:list-level-style-number>
      <text:list-level-style-number text:level="7" text:style-name="List2Level6" style:num-suffix="." style:num-format="1">
        <style:list-level-properties text:space-before="8.255cm"/>
      </text:list-level-style-number>
      <text:list-level-style-number text:level="8" text:style-name="List2Level7" style:num-suffix="." style:num-format="1">
        <style:list-level-properties text:space-before="9.525cm"/>
      </text:list-level-style-number>
      <text:list-level-style-number text:level="9" text:style-name="List2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–">
        <style:list-level-properties text:space-before="0.635cm" text:min-label-width="0.635cm"/>
        <style:text-properties style:font-name="Verdana1"/>
      </text:list-level-style-bullet>
      <text:list-level-style-bullet text:level="2" text:style-name="List3Level1" text:bullet-char="–">
        <style:list-level-properties text:space-before="1.905cm"/>
        <style:text-properties style:font-name="Verdana1"/>
      </text:list-level-style-bullet>
      <text:list-level-style-bullet text:level="3" text:style-name="List3Level2" text:bullet-char="–">
        <style:list-level-properties text:space-before="3.493cm"/>
        <style:text-properties style:font-name="Verdana1"/>
      </text:list-level-style-bullet>
      <text:list-level-style-bullet text:level="4" text:style-name="List3Level3" text:bullet-char="–">
        <style:list-level-properties text:space-before="4.445cm"/>
        <style:text-properties style:font-name="Verdana1"/>
      </text:list-level-style-bullet>
      <text:list-level-style-bullet text:level="5" text:style-name="List3Level4" text:bullet-char="–">
        <style:list-level-properties text:space-before="5.715cm"/>
        <style:text-properties style:font-name="Verdana1"/>
      </text:list-level-style-bullet>
      <text:list-level-style-bullet text:level="6" text:style-name="List3Level5" text:bullet-char="–">
        <style:list-level-properties text:space-before="7.303cm"/>
        <style:text-properties style:font-name="Verdana1"/>
      </text:list-level-style-bullet>
      <text:list-level-style-bullet text:level="7" text:style-name="List3Level6" text:bullet-char="–">
        <style:list-level-properties text:space-before="8.255cm"/>
        <style:text-properties style:font-name="Verdana1"/>
      </text:list-level-style-bullet>
      <text:list-level-style-bullet text:level="8" text:style-name="List3Level7" text:bullet-char="–">
        <style:list-level-properties text:space-before="9.525cm"/>
        <style:text-properties style:font-name="Verdana1"/>
      </text:list-level-style-bullet>
      <text:list-level-style-bullet text:level="9" text:style-name="List3Level8" text:bullet-char="–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1">
        <style:list-level-properties text:space-before="1.905cm"/>
      </text:list-level-style-number>
      <text:list-level-style-number text:level="3" text:style-name="List4Level2" style:num-suffix="." style:num-format="1">
        <style:list-level-properties text:space-before="3.493cm"/>
      </text:list-level-style-number>
      <text:list-level-style-number text:level="4" text:style-name="List4Level3" style:num-suffix="." style:num-format="1">
        <style:list-level-properties text:space-before="4.445cm"/>
      </text:list-level-style-number>
      <text:list-level-style-number text:level="5" text:style-name="List4Level4" style:num-suffix="." style:num-format="1">
        <style:list-level-properties text:space-before="5.715cm"/>
      </text:list-level-style-number>
      <text:list-level-style-number text:level="6" text:style-name="List4Level5" style:num-suffix="." style:num-format="1">
        <style:list-level-properties text:space-before="7.303cm"/>
      </text:list-level-style-number>
      <text:list-level-style-number text:level="7" text:style-name="List4Level6" style:num-suffix="." style:num-format="1">
        <style:list-level-properties text:space-before="8.255cm"/>
      </text:list-level-style-number>
      <text:list-level-style-number text:level="8" text:style-name="List4Level7" style:num-suffix="." style:num-format="1">
        <style:list-level-properties text:space-before="9.525cm"/>
      </text:list-level-style-number>
      <text:list-level-style-number text:level="9" text:style-name="List4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format="1" text:display-levels="2">
        <style:list-level-properties text:space-before="1.905cm"/>
      </text:list-level-style-number>
      <text:list-level-style-number text:level="3" text:style-name="List5Level2" style:num-suffix="." style:num-format="1" text:display-levels="3">
        <style:list-level-properties text:space-before="3.493cm"/>
      </text:list-level-style-number>
      <text:list-level-style-number text:level="4" text:style-name="List5Level3" style:num-suffix="." style:num-format="1" text:display-levels="4">
        <style:list-level-properties text:space-before="4.445cm"/>
      </text:list-level-style-number>
      <text:list-level-style-number text:level="5" text:style-name="List5Level4" style:num-suffix="." style:num-format="1" text:display-levels="5">
        <style:list-level-properties text:space-before="5.715cm"/>
      </text:list-level-style-number>
      <text:list-level-style-number text:level="6" text:style-name="List5Level5" style:num-suffix="." style:num-format="1" text:display-levels="6">
        <style:list-level-properties text:space-before="7.303cm"/>
      </text:list-level-style-number>
      <text:list-level-style-number text:level="7" text:style-name="List5Level6" style:num-suffix="." style:num-format="1" text:display-levels="7">
        <style:list-level-properties text:space-before="8.255cm"/>
      </text:list-level-style-number>
      <text:list-level-style-number text:level="8" text:style-name="List5Level7" style:num-suffix="." style:num-format="1" text:display-levels="8">
        <style:list-level-properties text:space-before="9.525cm"/>
      </text:list-level-style-number>
      <text:list-level-style-number text:level="9" text:style-name="List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0cm" table:align="left" style:writing-mode="lr-tb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2" style:family="table">
      <style:table-properties style:width="15.431cm" fo:margin-left="0cm" table:align="left" style:writing-mode="lr-tb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style:vertical-align="top" fo:padding-left="0.191cm" fo:padding-right="0.191cm" fo:padding-top="0cm" fo:padding-bottom="0cm" fo:border="0.035cm solid #000000"/>
    </style:style>
    <style:style style:name="MP1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MP6" style:family="paragraph" style:parent-style-name="Standard">
      <style:paragraph-properties fo:margin-left="0cm" fo:margin-right="0.12cm" fo:margin-top="0.071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8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</style:style>
    <style:style style:name="MP10" style:family="paragraph" style:parent-style-name="Standard">
      <style:paragraph-properties fo:margin-left="0cm" fo:margin-right="0.635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MT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color="#000000" style:text-line-through-style="none" style:font-name="Tahoma" fo:font-size="10pt" fo:font-style="normal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2"><draw:frame draw:style-name="Mfr1" draw:name="1" text:anchor-type="as-char" svg:width="1.512cm" svg:height="1.266cm" draw:z-index="11"><draw:image xlink:href="Pictures/100002010000008200000082945FDF38.png" xlink:type="simple" xlink:show="embed" xlink:actuate="onLoad"/></draw:frame></text:p>
              <text:p text:style-name="MP3"/>
            </table:table-cell>
            <table:table-cell table:style-name="Tabela1.A1" office:value-type="string">
              <text:p text:style-name="MP4"/>
              <text:p text:style-name="MP5"><text:span text:style-name="MT1">Documento</text:span><text:span text:style-name="MT1"> </text:span><text:span text:style-name="MT1">de</text:span><text:span text:style-name="MT1"> </text:span><text:span text:style-name="MT1">Especificação</text:span><text:span text:style-name="MT1"> </text:span><text:span text:style-name="MT1">de</text:span><text:span text:style-name="MT1"> </text:span><text:span text:style-name="MT1">Casos</text:span><text:span text:style-name="MT1"> </text:span><text:span text:style-name="MT1">de</text:span><text:span text:style-name="MT1"> </text:span><text:span text:style-name="MT1">Uso</text:span></text:p>
            </table:table-cell>
            <table:table-cell table:style-name="Tabela1.A1" office:value-type="string">
              <text:p text:style-name="MP6"><text:span text:style-name="MT1">Versão</text:span><text:span text:style-name="MT1"> </text:span><text:span text:style-name="MT1">do</text:span><text:span text:style-name="MT1"> </text:span><text:span text:style-name="MT1">documento</text:span><text:span text:style-name="MT1">: 1.0</text:span></text:p>
            </table:table-cell>
          </table:table-row>
          <table:table-row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8"><text:s text:c="2"/>Data: <text:s/>&lt;01/11/2014&gt;</text:p>
            </table:table-cell>
          </table:table-row>
        </table:table>
        <text:p text:style-name="MP2"/>
      </style:header>
      <style:footer>
        <text:p text:style-name="MP9"/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10">Confidencial</text:p>
            </table:table-cell>
            <table:table-cell table:style-name="Tabela2.A1" office:value-type="string">
              <text:p text:style-name="MP5"><text:span text:style-name="MT2">ICMC</text:span><text:span text:style-name="MT2"> – </text:span><text:span text:style-name="MT2">USP</text:span><text:span text:style-name="MT2">, 201</text:span><text:span text:style-name="MT2">4</text:span></text:p>
            </table:table-cell>
            <table:table-cell table:style-name="Tabela2.A1" office:value-type="string">
              <text:p text:style-name="MP11"><text:span text:style-name="MT2">Página</text:span><text:span text:style-name="MT2"> </text:span><text:span text:style-name="MT2"><text:page-number text:select-page="current">12</text:page-number></text:span><text:span text:style-name="MT2"> </text:span><text:span text:style-name="MT2">de</text:span><text:span text:style-name="MT2"> </text:span><text:span text:style-name="MT2"><text:page-count>1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meta:editing-cycles>7</meta:editing-cycles>
    <dc:date>2014-11-05T14:28:30</dc:date>
    <meta:editing-duration>PT30M15S</meta:editing-duration>
    <meta:document-statistic meta:table-count="2" meta:image-count="1" meta:object-count="0" meta:page-count="12" meta:paragraph-count="334" meta:word-count="1403" meta:character-count="9681"/>
    <dc:creator>Daniel </dc:creator>
  </office:meta>
</office:document-meta>
</file>